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onospace" svg:font-family="monospace"/>
    <style:font-face style:name="Courier New" svg:font-family="'Courier New'" style:font-family-generic="modern"/>
    <style:font-face style:name="FreeSans1" svg:font-family="FreeSans" style:font-family-generic="swiss"/>
    <style:font-face style:name="MonoSPACE" svg:font-family="MonoSPACE" style:font-pitch="fixed"/>
    <style:font-face style:name="Monospace" svg:font-family="Monospace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2pt" fo:language="el" fo:country="GR" style:font-size-asian="12pt" style:font-name-complex="Times New Roman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language="el" fo:country="GR" fo:font-weight="bold" style:font-size-asian="12pt" style:font-weight-asian="bold" style:font-name-complex="Times New Roman"/>
    </style:style>
    <style:style style:name="P3" style:family="paragraph" style:parent-style-name="Standard">
      <style:text-properties style:font-name="Times New Roman" fo:font-size="12pt" fo:language="en" fo:country="US" fo:font-weight="bold" style:font-size-asian="12pt" style:font-weight-asian="bold" style:font-name-complex="Times New Roman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language="en" fo:country="US" fo:font-weight="bold" style:font-size-asian="12pt" style:font-weight-asian="bold" style:font-name-complex="Times New Roman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language="en" fo:country="US" fo:font-style="italic" style:font-size-asian="12pt" style:font-style-asian="italic" style:font-name-complex="Times New Roman"/>
    </style:style>
    <style:style style:name="P6" style:family="paragraph" style:parent-style-name="Standard">
      <style:text-properties fo:font-size="16pt" fo:language="el" fo:country="GR" style:text-underline-style="none" fo:font-weight="bold" style:font-size-asian="16pt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ff0000" style:font-name="Times New Roman" fo:font-size="12pt" fo:language="en" fo:country="US" fo:font-weight="bold" style:font-size-asian="12pt" style:font-weight-asian="bold" style:font-name-complex="Times New Roman"/>
    </style:style>
    <style:style style:name="P8" style:family="paragraph" style:parent-style-name="Standard">
      <style:paragraph-properties fo:text-align="start" style:justify-single-word="false"/>
      <style:text-properties fo:color="#ff0000" style:font-name="Times New Roman" fo:font-size="12pt" fo:language="el" fo:country="GR" fo:font-weight="bold" style:font-size-asian="12pt" style:font-weight-asian="bold" style:font-name-complex="Times New Roman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Times New Roman" fo:font-size="12pt" fo:language="el" fo:country="GR" style:font-size-asian="12pt" style:font-name-complex="Times New Roman"/>
    </style:style>
    <style:style style:name="P1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Times New Roman" fo:font-size="12pt" fo:language="en" fo:country="US" fo:font-style="italic" style:font-size-asian="12pt" style:font-style-asian="italic" style:font-name-complex="Times New Roman"/>
    </style:style>
    <style:style style:name="P12" style:family="paragraph" style:parent-style-name="Standard">
      <style:paragraph-properties fo:margin-left="0.4925in" fo:margin-right="0in" fo:text-align="start" style:justify-single-word="false" fo:text-indent="0in" style:auto-text-indent="false"/>
    </style:style>
    <style:style style:name="P13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Times New Roman" fo:font-size="12pt" fo:language="el" fo:country="GR" fo:font-weight="bold" style:font-size-asian="12pt" style:font-weight-asian="bold" style:font-name-complex="Times New Roman"/>
    </style:style>
    <style:style style:name="P14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Times New Roman" fo:font-size="12pt" fo:language="el" fo:country="GR" style:font-size-asian="12pt" style:font-name-complex="Times New Roman"/>
    </style:style>
    <style:style style:name="P15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Times New Roman" fo:font-size="12pt" fo:language="el" fo:country="GR" fo:font-style="italic" style:font-size-asian="12pt" style:font-style-asian="italic" style:font-name-complex="Times New Roman"/>
    </style:style>
    <style:style style:name="P16" style:family="paragraph" style:parent-style-name="Standard">
      <style:paragraph-properties fo:margin-left="0.5in" fo:margin-right="0in" fo:text-align="start" style:justify-single-word="false" fo:text-indent="0in" style:auto-text-indent="false"/>
    </style:style>
    <style:style style:name="P17" style:family="paragraph" style:parent-style-name="Standard">
      <style:paragraph-properties fo:margin-left="0.2957in" fo:margin-right="0in" fo:text-align="start" style:justify-single-word="false" fo:text-indent="0in" style:auto-text-indent="false"/>
      <style:text-properties style:font-name="Times New Roman" fo:font-size="12pt" fo:language="el" fo:country="GR" style:font-size-asian="12pt" style:font-name-complex="Times New Roman"/>
    </style:style>
    <style:style style:name="P18" style:family="paragraph" style:parent-style-name="Standard">
      <style:paragraph-properties fo:margin-left="1.5752in" fo:margin-right="0in" fo:text-align="start" style:justify-single-word="false" fo:text-indent="0in" style:auto-text-indent="false"/>
      <style:text-properties style:font-name="Times New Roman" fo:font-size="12pt" fo:language="en" fo:country="US" style:font-size-asian="12pt" style:font-name-complex="Times New Roman"/>
    </style:style>
    <style:style style:name="P19" style:family="paragraph" style:parent-style-name="Standard">
      <style:paragraph-properties fo:margin-left="0.9846in" fo:margin-right="0in" fo:text-align="start" style:justify-single-word="false" fo:text-indent="0in" style:auto-text-indent="false"/>
    </style:style>
    <style:style style:name="P20" style:family="paragraph" style:parent-style-name="Standard">
      <style:paragraph-properties fo:margin-left="0.5457in" fo:margin-right="0in" fo:text-align="start" style:justify-single-word="false" fo:text-indent="0in" style:auto-text-indent="false"/>
      <style:text-properties fo:language="el" fo:country="GR"/>
    </style:style>
    <style:style style:name="P21" style:family="paragraph" style:parent-style-name="Standard">
      <style:paragraph-properties fo:margin-left="0.5457in" fo:margin-right="0in" fo:text-align="start" style:justify-single-word="false" fo:text-indent="0in" style:auto-text-indent="false"/>
      <style:text-properties style:font-name="Times New Roman" fo:font-size="12pt" fo:language="el" fo:country="GR" style:font-size-asian="12pt" style:font-name-complex="Times New Roman"/>
    </style:style>
    <style:style style:name="P22" style:family="paragraph" style:parent-style-name="Standard">
      <style:paragraph-properties fo:margin-left="0.5457in" fo:margin-right="0in" fo:text-align="start" style:justify-single-word="false" fo:text-indent="0in" style:auto-text-indent="false"/>
    </style:style>
    <style:style style:name="P23" style:family="paragraph" style:parent-style-name="Standard">
      <style:paragraph-properties fo:margin-left="0.5457in" fo:margin-right="0in" fo:text-align="start" style:justify-single-word="false" fo:text-indent="0in" style:auto-text-indent="false"/>
      <style:text-properties style:font-name="monospace"/>
    </style:style>
    <style:style style:name="P24" style:family="paragraph" style:parent-style-name="Standard">
      <style:paragraph-properties fo:margin-left="0.5457in" fo:margin-right="0in" fo:text-align="start" style:justify-single-word="false" fo:text-indent="0in" style:auto-text-indent="false"/>
      <style:text-properties style:font-name="monospace" officeooo:paragraph-rsid="000e6bbb"/>
    </style:style>
    <style:style style:name="P25" style:family="paragraph" style:parent-style-name="Standard">
      <style:paragraph-properties fo:margin-left="0.5457in" fo:margin-right="0in" fo:text-align="start" style:justify-single-word="false" fo:text-indent="0in" style:auto-text-indent="false"/>
      <style:text-properties style:font-name="monospace" officeooo:paragraph-rsid="000f06a4"/>
    </style:style>
    <style:style style:name="P26" style:family="paragraph" style:parent-style-name="Standard">
      <style:paragraph-properties fo:margin-left="0.5457in" fo:margin-right="0in" fo:text-align="start" style:justify-single-word="false" fo:text-indent="0in" style:auto-text-indent="false">
        <style:tab-stops/>
      </style:paragraph-properties>
      <style:text-properties style:font-name="monospace"/>
    </style:style>
    <style:style style:name="P27" style:family="paragraph" style:parent-style-name="Standard">
      <style:paragraph-properties fo:margin-left="0.5457in" fo:margin-right="0in" fo:text-align="start" style:justify-single-word="false" fo:text-indent="0in" style:auto-text-indent="false"/>
      <style:text-properties style:font-name="monospace" fo:font-size="11pt" style:font-size-asian="11pt" style:font-size-complex="11pt"/>
    </style:style>
    <style:style style:name="P28" style:family="paragraph" style:parent-style-name="Standard">
      <style:paragraph-properties fo:margin-left="0.5457in" fo:margin-right="0in" fo:text-align="start" style:justify-single-word="false" fo:text-indent="0in" style:auto-text-indent="false"/>
      <style:text-properties style:font-name="Monospace"/>
    </style:style>
    <style:style style:name="P29" style:family="paragraph" style:parent-style-name="Standard">
      <style:paragraph-properties fo:margin-left="0.5457in" fo:margin-right="0in" fo:text-align="start" style:justify-single-word="false" fo:text-indent="0in" style:auto-text-indent="false"/>
      <style:text-properties style:font-name="Monospace" officeooo:rsid="000d1b4d" officeooo:paragraph-rsid="000d1b4d"/>
    </style:style>
    <style:style style:name="P30" style:family="paragraph" style:parent-style-name="Standard">
      <style:paragraph-properties fo:margin-left="0.5457in" fo:margin-right="0in" fo:text-align="start" style:justify-single-word="false" fo:text-indent="0in" style:auto-text-indent="false"/>
      <style:text-properties style:font-name="Monospace" fo:language="el" fo:country="GR"/>
    </style:style>
    <style:style style:name="P31" style:family="paragraph" style:parent-style-name="Standard">
      <style:paragraph-properties fo:margin-left="0.5457in" fo:margin-right="0in" fo:text-align="start" style:justify-single-word="false" fo:text-indent="0in" style:auto-text-indent="false"/>
      <style:text-properties style:font-name="Monospace" fo:font-size="11pt" style:font-size-asian="9.60000038146973pt" style:font-size-complex="11pt"/>
    </style:style>
    <style:style style:name="P32" style:family="paragraph" style:parent-style-name="Standard">
      <style:paragraph-properties fo:margin-left="0.5457in" fo:margin-right="0in" fo:text-align="start" style:justify-single-word="false" fo:text-indent="0in" style:auto-text-indent="false"/>
      <style:text-properties style:font-name="Monospace" fo:font-size="11pt" officeooo:rsid="0036dc31" officeooo:paragraph-rsid="0036dc31" style:font-size-asian="9.60000038146973pt" style:font-size-complex="11pt"/>
    </style:style>
    <style:style style:name="P33" style:family="paragraph" style:parent-style-name="Standard">
      <style:paragraph-properties fo:margin-left="0.5457in" fo:margin-right="0in" fo:text-align="start" style:justify-single-word="false" fo:text-indent="0in" style:auto-text-indent="false"/>
      <style:text-properties style:font-name="Monospace" fo:font-size="11pt" officeooo:rsid="00307ef0" officeooo:paragraph-rsid="00307ef0" fo:background-color="#fff200" style:font-size-asian="9.60000038146973pt" style:font-size-complex="11pt"/>
    </style:style>
    <style:style style:name="P34" style:family="paragraph" style:parent-style-name="Standard">
      <style:paragraph-properties fo:margin-left="0.5457in" fo:margin-right="0in" fo:text-align="start" style:justify-single-word="false" fo:text-indent="0in" style:auto-text-indent="false" fo:break-before="page"/>
      <style:text-properties style:font-name="Monospace" fo:font-size="11pt" style:font-size-asian="9.60000038146973pt" style:font-size-complex="11pt"/>
    </style:style>
    <style:style style:name="P35" style:family="paragraph" style:parent-style-name="Standard">
      <style:paragraph-properties fo:margin-left="0.5457in" fo:margin-right="0in" fo:text-align="start" style:justify-single-word="false" fo:text-indent="0in" style:auto-text-indent="false" fo:break-before="page"/>
      <style:text-properties style:font-name="monospace"/>
    </style:style>
    <style:style style:name="P36" style:family="paragraph" style:parent-style-name="Standard">
      <style:paragraph-properties fo:margin-left="0.5457in" fo:margin-right="0in" fo:text-align="start" style:justify-single-word="false" fo:text-indent="0in" style:auto-text-indent="false" fo:break-before="page"/>
      <style:text-properties style:font-name="monospace" officeooo:paragraph-rsid="000e6bbb"/>
    </style:style>
    <style:style style:name="P37" style:family="paragraph" style:parent-style-name="Standard">
      <style:paragraph-properties fo:margin-left="1in" fo:margin-right="0in" fo:text-align="start" style:justify-single-word="false" fo:text-indent="0in" style:auto-text-indent="false"/>
      <style:text-properties style:font-name="Times New Roman" fo:font-size="12pt" fo:language="el" fo:country="GR" fo:font-style="italic" style:font-size-asian="12pt" style:font-style-asian="italic" style:font-name-complex="Times New Roman"/>
    </style:style>
    <style:style style:name="P38" style:family="paragraph" style:parent-style-name="Standard">
      <style:paragraph-properties fo:margin-left="1in" fo:margin-right="0in" fo:text-align="start" style:justify-single-word="false" fo:text-indent="0in" style:auto-text-indent="false"/>
      <style:text-properties style:font-name="Times New Roman" fo:font-size="12pt" fo:language="en" fo:country="US" fo:font-style="italic" style:font-size-asian="12pt" style:font-style-asian="italic" style:font-name-complex="Times New Roman"/>
    </style:style>
    <style:style style:name="P39" style:family="paragraph" style:parent-style-name="Standard" style:master-page-name="">
      <loext:graphic-properties draw:fill="none"/>
      <style:paragraph-properties fo:margin-left="0.5618in" fo:margin-right="0in" fo:text-align="start" style:justify-single-word="false" fo:orphans="2" fo:widows="2" fo:text-indent="0in" style:auto-text-indent="false" style:page-number="auto" fo:background-color="transparent" style:text-autospace="none" style:punctuation-wrap="simple" style:vertical-align="baseline" style:writing-mode="lr-tb"/>
      <style:text-properties style:font-name="MonoSPACE"/>
    </style:style>
    <style:style style:name="P40" style:family="paragraph" style:parent-style-name="Standard" style:master-page-name="">
      <loext:graphic-properties draw:fill="none"/>
      <style:paragraph-properties fo:margin-left="0.5618in" fo:margin-right="0in" fo:text-align="start" style:justify-single-word="false" fo:orphans="2" fo:widows="2" fo:text-indent="0in" style:auto-text-indent="false" style:page-number="auto" fo:background-color="transparent" style:text-autospace="none" style:punctuation-wrap="simple" style:vertical-align="baseline" style:writing-mode="lr-tb"/>
      <style:text-properties style:font-name="Monospace"/>
    </style:style>
    <style:style style:name="P41" style:family="paragraph" style:parent-style-name="Standard">
      <loext:graphic-properties draw:fill="none"/>
      <style:paragraph-properties fo:margin-left="0.5618in" fo:margin-right="0in" fo:text-align="start" style:justify-single-word="false" fo:orphans="2" fo:widows="2" fo:text-indent="0in" style:auto-text-indent="false" fo:background-color="transparent" style:text-autospace="none" style:punctuation-wrap="simple" style:vertical-align="baseline" style:writing-mode="lr-tb"/>
      <style:text-properties style:font-name="monospace"/>
    </style:style>
    <style:style style:name="P42" style:family="paragraph" style:parent-style-name="Standard">
      <loext:graphic-properties draw:fill="none"/>
      <style:paragraph-properties fo:margin-left="0.5618in" fo:margin-right="0in" fo:text-align="start" style:justify-single-word="false" fo:orphans="2" fo:widows="2" fo:text-indent="0in" style:auto-text-indent="false" fo:background-color="transparent" style:text-autospace="none" style:punctuation-wrap="simple" style:vertical-align="baseline" style:writing-mode="lr-tb"/>
      <style:text-properties style:font-name="Monospace"/>
    </style:style>
    <style:style style:name="P43" style:family="paragraph" style:parent-style-name="Standard">
      <loext:graphic-properties draw:fill="none"/>
      <style:paragraph-properties fo:margin-left="0.5618in" fo:margin-right="0in" fo:text-align="start" style:justify-single-word="false" fo:orphans="2" fo:widows="2" fo:text-indent="0in" style:auto-text-indent="false" fo:background-color="transparent" style:text-autospace="none" style:punctuation-wrap="simple" style:vertical-align="baseline" style:writing-mode="lr-tb"/>
      <style:text-properties style:font-name="MonoSPACE"/>
    </style:style>
    <style:style style:name="P44" style:family="paragraph" style:parent-style-name="Standard">
      <loext:graphic-properties draw:fill="none"/>
      <style:paragraph-properties fo:margin-left="0.5618in" fo:margin-right="0in" fo:text-align="start" style:justify-single-word="false" fo:orphans="2" fo:widows="2" fo:text-indent="0in" style:auto-text-indent="false" fo:background-color="transparent" style:text-autospace="none" style:punctuation-wrap="simple" style:vertical-align="baseline" style:writing-mode="lr-tb"/>
      <style:text-properties style:font-name="MonoSPACE" fo:font-size="11pt" officeooo:rsid="00199352" officeooo:paragraph-rsid="00199352" style:font-size-asian="9.60000038146973pt" style:font-size-complex="11pt"/>
    </style:style>
    <style:style style:name="P45" style:family="paragraph" style:parent-style-name="Standard">
      <loext:graphic-properties draw:fill="none"/>
      <style:paragraph-properties fo:margin-left="0.5618in" fo:margin-right="0in" fo:text-align="start" style:justify-single-word="false" fo:orphans="2" fo:widows="2" fo:text-indent="0in" style:auto-text-indent="false" fo:background-color="transparent" style:text-autospace="none" style:punctuation-wrap="simple" style:vertical-align="baseline" style:writing-mode="lr-tb"/>
      <style:text-properties style:font-name="MonoSPACE" fo:font-size="11pt" officeooo:rsid="00199352" officeooo:paragraph-rsid="0019a93c" style:font-size-asian="9.60000038146973pt" style:font-size-complex="11pt"/>
    </style:style>
    <style:style style:name="P46" style:family="paragraph" style:parent-style-name="Standard">
      <loext:graphic-properties draw:fill="none"/>
      <style:paragraph-properties fo:margin-left="0.5618in" fo:margin-right="0in" fo:text-align="start" style:justify-single-word="false" fo:orphans="2" fo:widows="2" fo:text-indent="0in" style:auto-text-indent="false" fo:background-color="transparent" style:text-autospace="none" style:punctuation-wrap="simple" style:vertical-align="baseline" style:writing-mode="lr-tb"/>
      <style:text-properties style:font-name="MonoSPACE" fo:font-size="11pt" officeooo:rsid="00199352" officeooo:paragraph-rsid="001a8439" style:font-size-asian="9.60000038146973pt" style:font-size-complex="11pt"/>
    </style:style>
    <style:style style:name="P47" style:family="paragraph" style:parent-style-name="Standard">
      <loext:graphic-properties draw:fill="none"/>
      <style:paragraph-properties fo:margin-left="0.5618in" fo:margin-right="0in" fo:text-align="start" style:justify-single-word="false" fo:orphans="2" fo:widows="2" fo:text-indent="0in" style:auto-text-indent="false" fo:background-color="transparent" style:text-autospace="none" style:punctuation-wrap="simple" style:vertical-align="baseline" style:writing-mode="lr-tb"/>
      <style:text-properties style:font-name="MonoSPACE" fo:font-size="11pt" officeooo:rsid="00199352" officeooo:paragraph-rsid="001b8972" style:font-size-asian="9.60000038146973pt" style:font-size-complex="11pt"/>
    </style:style>
    <style:style style:name="P48" style:family="paragraph" style:parent-style-name="Standard">
      <loext:graphic-properties draw:fill="none"/>
      <style:paragraph-properties fo:margin-left="0.5618in" fo:margin-right="0in" fo:text-align="start" style:justify-single-word="false" fo:orphans="2" fo:widows="2" fo:text-indent="0in" style:auto-text-indent="false" fo:background-color="transparent" style:text-autospace="none" style:punctuation-wrap="simple" style:vertical-align="baseline" style:writing-mode="lr-tb"/>
      <style:text-properties style:font-name="MonoSPACE" fo:font-size="11pt" officeooo:rsid="00199352" officeooo:paragraph-rsid="00272e9d" style:font-size-asian="9.60000038146973pt" style:font-size-complex="11pt"/>
    </style:style>
    <style:style style:name="P49" style:family="paragraph" style:parent-style-name="Standard">
      <loext:graphic-properties draw:fill="none"/>
      <style:paragraph-properties fo:margin-left="0.5618in" fo:margin-right="0in" fo:text-align="start" style:justify-single-word="false" fo:orphans="2" fo:widows="2" fo:text-indent="0in" style:auto-text-indent="false" fo:background-color="transparent" style:text-autospace="none" style:punctuation-wrap="simple" style:vertical-align="baseline" style:writing-mode="lr-tb"/>
      <style:text-properties style:font-name="MonoSPACE" fo:font-size="11pt" officeooo:rsid="00199352" officeooo:paragraph-rsid="002891bc" style:font-size-asian="9.60000038146973pt" style:font-size-complex="11pt"/>
    </style:style>
    <style:style style:name="P50" style:family="paragraph" style:parent-style-name="Standard" style:master-page-name="">
      <loext:graphic-properties draw:fill="none"/>
      <style:paragraph-properties fo:margin-left="0in" fo:margin-right="0in" fo:text-align="start" style:justify-single-word="false" fo:orphans="2" fo:widows="2" fo:text-indent="0in" style:auto-text-indent="false" style:page-number="auto" fo:background-color="transparent" style:text-autospace="none" style:punctuation-wrap="simple" style:vertical-align="baseline" style:writing-mode="lr-tb"/>
    </style:style>
    <style:style style:name="P51" style:family="paragraph" style:parent-style-name="List_20_Paragraph">
      <style:paragraph-properties fo:text-align="start" style:justify-single-word="false"/>
      <style:text-properties style:font-name="Times New Roman" fo:font-size="12pt" fo:language="el" fo:country="GR" style:font-size-asian="12pt" style:font-name-complex="Times New Roman"/>
    </style:style>
    <style:style style:name="P52" style:family="paragraph" style:parent-style-name="List_20_Paragraph">
      <style:paragraph-properties fo:text-align="start" style:justify-single-word="false"/>
      <style:text-properties style:font-name="Times New Roman" fo:font-size="12pt" fo:language="en" fo:country="US" fo:font-style="italic" style:font-size-asian="12pt" style:font-style-asian="italic" style:font-name-complex="Times New Roman"/>
    </style:style>
    <style:style style:name="P53" style:family="paragraph" style:parent-style-name="List_20_Paragraph">
      <style:paragraph-properties fo:text-align="start" style:justify-single-word="false"/>
    </style:style>
    <style:style style:name="P54" style:family="paragraph" style:parent-style-name="List_20_Paragraph">
      <style:paragraph-properties fo:text-align="start" style:justify-single-word="false"/>
      <style:text-properties style:font-name="monospace" fo:font-size="12pt" fo:language="el" fo:country="GR" style:font-size-asian="12pt" style:font-name-complex="Times New Roman"/>
    </style:style>
    <style:style style:name="P55" style:family="paragraph" style:parent-style-name="Standard" style:list-style-name="WW8Num8">
      <style:paragraph-properties fo:text-align="start" style:justify-single-word="false"/>
      <style:text-properties style:font-name="Times New Roman" fo:font-size="12pt" fo:language="en" fo:country="US" fo:font-weight="bold" style:font-size-asian="12pt" style:font-weight-asian="bold" style:font-name-complex="Times New Roman"/>
    </style:style>
    <style:style style:name="P56" style:family="paragraph" style:parent-style-name="Standard">
      <style:paragraph-properties fo:text-align="start" style:justify-single-word="false"/>
      <style:text-properties style:font-name="Times New Roman" fo:font-size="12pt" fo:language="en" fo:country="US" style:font-size-asian="12pt" style:font-name-complex="Times New Roman"/>
    </style:style>
    <style:style style:name="P57" style:family="paragraph" style:parent-style-name="Standard">
      <style:paragraph-properties fo:text-align="start" style:justify-single-word="false"/>
      <style:text-properties style:font-name="Times New Roman" fo:font-size="12pt" fo:language="el" fo:country="GR" fo:font-weight="bold" style:font-size-asian="12pt" style:font-weight-asian="bold" style:font-name-complex="Times New Roman"/>
    </style:style>
    <style:style style:name="P58" style:family="paragraph" style:parent-style-name="Standard">
      <style:paragraph-properties fo:text-align="start" style:justify-single-word="false"/>
      <style:text-properties style:font-name="MonoSPACE" fo:font-size="12pt" fo:language="el" fo:country="GR" style:font-size-asian="12pt" style:font-name-complex="Times New Roman"/>
    </style:style>
    <style:style style:name="P59" style:family="paragraph" style:parent-style-name="Standard" style:list-style-name="WW8Num23">
      <style:paragraph-properties fo:margin-left="0.4925in" fo:margin-right="0in" fo:text-align="start" style:justify-single-word="false" fo:text-indent="-0.25in" style:auto-text-indent="false"/>
      <style:text-properties style:font-name="Times New Roman" fo:font-size="12pt" fo:language="el" fo:country="GR" style:font-size-asian="12pt" style:font-name-complex="Times New Roman"/>
    </style:style>
    <style:style style:name="P60" style:family="paragraph" style:parent-style-name="Standard" style:list-style-name="WW8Num23">
      <style:paragraph-properties fo:margin-left="0.4925in" fo:margin-right="0in" fo:text-align="start" style:justify-single-word="false" fo:text-indent="-0.25in" style:auto-text-indent="false"/>
    </style:style>
    <style:style style:name="P61" style:family="paragraph" style:parent-style-name="Standard" style:list-style-name="WW8Num23">
      <style:paragraph-properties fo:margin-left="0.4925in" fo:margin-right="0in" fo:text-align="start" style:justify-single-word="false" fo:text-indent="-0.1965in" style:auto-text-indent="false"/>
    </style:style>
    <style:style style:name="P62" style:family="paragraph" style:parent-style-name="Standard">
      <style:paragraph-properties fo:margin-left="1in" fo:margin-right="0in" fo:text-align="start" style:justify-single-word="false" fo:text-indent="0.4772in" style:auto-text-indent="false"/>
      <style:text-properties style:font-name="Times New Roman" fo:font-size="12pt" fo:language="en" fo:country="US" fo:font-style="italic" style:font-size-asian="12pt" style:font-style-asian="italic" style:font-name-complex="Times New Roman"/>
    </style:style>
    <style:style style:name="P6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Times New Roman" fo:font-size="12pt" fo:language="en" fo:country="US" fo:font-style="italic" style:font-size-asian="12pt" style:font-style-asian="italic" style:font-name-complex="Times New Roman"/>
    </style:style>
    <style:style style:name="P6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Times New Roman" fo:font-size="12pt" fo:language="el" fo:country="GR" style:font-size-asian="12pt" style:font-name-complex="Times New Roman"/>
    </style:style>
    <style:style style:name="P65" style:family="paragraph" style:parent-style-name="Standard" style:list-style-name="WW8Num23">
      <style:paragraph-properties fo:text-align="start" style:justify-single-word="false" fo:break-before="page"/>
    </style:style>
    <style:style style:name="P66" style:family="paragraph" style:parent-style-name="Standard">
      <loext:graphic-properties draw:fill="none"/>
      <style:paragraph-properties fo:margin-left="0.5618in" fo:margin-right="0in" fo:text-align="start" style:justify-single-word="false" fo:orphans="2" fo:widows="2" fo:text-indent="0in" style:auto-text-indent="false" fo:background-color="transparent" style:text-autospace="none" style:punctuation-wrap="simple" style:vertical-align="baseline" style:writing-mode="lr-tb"/>
      <style:text-properties style:font-name="MonoSPACE" fo:font-size="12pt" fo:language="el" fo:country="GR" style:font-size-asian="12pt" style:font-name-complex="Times New Roman"/>
    </style:style>
    <style:style style:name="P67" style:family="paragraph" style:parent-style-name="Standard">
      <loext:graphic-properties draw:fill="none"/>
      <style:paragraph-properties fo:margin-left="0.5618in" fo:margin-right="0in" fo:text-align="start" style:justify-single-word="false" fo:orphans="2" fo:widows="2" fo:text-indent="0in" style:auto-text-indent="false" fo:background-color="transparent" style:text-autospace="none" style:punctuation-wrap="simple" style:vertical-align="baseline" style:writing-mode="lr-tb"/>
      <style:text-properties style:font-name="MonoSPACE" fo:font-size="11pt" fo:language="el" fo:country="GR" officeooo:rsid="00199352" officeooo:paragraph-rsid="001a8439" style:font-size-asian="9.60000038146973pt" style:font-name-complex="Times New Roman" style:font-size-complex="11pt"/>
    </style:style>
    <style:style style:name="P68" style:family="paragraph" style:parent-style-name="Standard">
      <style:paragraph-properties fo:margin-left="0.5457in" fo:margin-right="0in" fo:text-align="start" style:justify-single-word="false" fo:text-indent="0in" style:auto-text-indent="false"/>
      <style:text-properties style:font-name="Monospace" fo:font-size="11pt" fo:language="el" fo:country="GR" style:font-size-asian="9.60000038146973pt" style:font-name-complex="Times New Roman" style:font-size-complex="11pt"/>
    </style:style>
    <style:style style:name="P69" style:family="paragraph" style:parent-style-name="Standard">
      <style:paragraph-properties fo:margin-left="0.5457in" fo:margin-right="0in" fo:text-align="start" style:justify-single-word="false" fo:text-indent="0in" style:auto-text-indent="false"/>
      <style:text-properties style:font-name="Monospace" fo:font-size="11pt" fo:language="el" fo:country="GR" officeooo:rsid="00199352" officeooo:paragraph-rsid="00199352" style:font-size-asian="9.60000038146973pt" style:font-name-complex="Times New Roman" style:font-size-complex="11pt"/>
    </style:style>
    <style:style style:name="P70" style:family="paragraph" style:parent-style-name="Standard">
      <style:paragraph-properties fo:margin-left="0.5457in" fo:margin-right="0in" fo:text-align="start" style:justify-single-word="false" fo:text-indent="0in" style:auto-text-indent="false"/>
      <style:text-properties style:font-name="Monospace" fo:font-size="11pt" fo:language="el" fo:country="GR" style:font-size-asian="11pt" style:font-name-complex="Times New Roman" style:font-size-complex="11pt"/>
    </style:style>
    <style:style style:name="P71" style:family="paragraph" style:parent-style-name="Standard">
      <style:paragraph-properties fo:margin-left="0.5457in" fo:margin-right="0in" fo:text-align="start" style:justify-single-word="false" fo:text-indent="0in" style:auto-text-indent="false"/>
      <style:text-properties style:font-name="Monospace" fo:font-size="11pt" fo:language="el" fo:country="GR" officeooo:rsid="00371db1" officeooo:paragraph-rsid="00371db1" style:font-size-asian="11pt" style:font-name-complex="Times New Roman" style:font-size-complex="11pt"/>
    </style:style>
    <style:style style:name="P72" style:family="paragraph" style:parent-style-name="Standard">
      <style:paragraph-properties fo:margin-left="0.5457in" fo:margin-right="0in" fo:text-align="start" style:justify-single-word="false" fo:text-indent="0in" style:auto-text-indent="false"/>
      <style:text-properties style:font-name="Monospace" fo:font-size="11pt" fo:language="el" fo:country="GR" fo:background-color="#fff200" style:font-size-asian="11pt" style:font-name-complex="Times New Roman" style:font-size-complex="11pt"/>
    </style:style>
    <style:style style:name="P73" style:family="paragraph" style:parent-style-name="Standard">
      <style:paragraph-properties fo:margin-left="0.5457in" fo:margin-right="0in" fo:text-align="start" style:justify-single-word="false" fo:text-indent="0in" style:auto-text-indent="false"/>
      <style:text-properties style:font-name="Times New Roman" fo:font-size="12pt" fo:language="el" fo:country="GR" style:font-size-asian="12pt" style:font-name-complex="Times New Roman"/>
    </style:style>
    <style:style style:name="P74" style:family="paragraph" style:parent-style-name="Standard">
      <style:paragraph-properties fo:margin-left="0.5457in" fo:margin-right="0in" fo:text-align="start" style:justify-single-word="false" fo:text-indent="0in" style:auto-text-indent="false"/>
      <style:text-properties style:font-name="Times New Roman" fo:font-size="11pt" fo:language="el" fo:country="GR" style:font-size-asian="11pt" style:font-name-complex="Times New Roman" style:font-size-complex="11pt"/>
    </style:style>
    <style:style style:name="P75" style:family="paragraph" style:parent-style-name="Standard">
      <style:paragraph-properties fo:margin-left="1in" fo:margin-right="0in" fo:text-align="start" style:justify-single-word="false" fo:text-indent="-0.5in" style:auto-text-indent="false"/>
      <style:text-properties style:font-name="Times New Roman" fo:font-size="12pt" fo:language="el" fo:country="GR" fo:font-style="italic" officeooo:rsid="001253ce" style:font-size-asian="12pt" style:font-style-asian="italic" style:font-name-complex="Times New Roman"/>
    </style:style>
    <style:style style:name="P76" style:family="paragraph" style:parent-style-name="Standard">
      <style:paragraph-properties fo:margin-left="1in" fo:margin-right="0in" fo:text-align="start" style:justify-single-word="false" fo:text-indent="-0.5in" style:auto-text-indent="false"/>
      <style:text-properties style:font-name="Times New Roman" fo:font-size="12pt" fo:language="el" fo:country="GR" fo:font-style="italic" officeooo:rsid="001253ce" officeooo:paragraph-rsid="001253ce" style:font-size-asian="12pt" style:font-style-asian="italic" style:font-name-complex="Times New Roman"/>
    </style:style>
    <style:style style:name="P77" style:family="paragraph" style:parent-style-name="Standard">
      <style:paragraph-properties fo:margin-left="1in" fo:margin-right="0in" fo:text-align="start" style:justify-single-word="false" fo:text-indent="-0.5in" style:auto-text-indent="false"/>
      <style:text-properties style:font-name="Monospace" fo:font-size="12pt" fo:language="el" fo:country="GR" fo:font-style="italic" officeooo:rsid="001253ce" officeooo:paragraph-rsid="001253ce" style:font-size-asian="12pt" style:font-style-asian="italic" style:font-name-complex="Times New Roman"/>
    </style:style>
    <style:style style:name="P78" style:family="paragraph" style:parent-style-name="Standard">
      <style:paragraph-properties fo:margin-left="1in" fo:margin-right="0in" fo:text-align="start" style:justify-single-word="false" fo:text-indent="-0.5in" style:auto-text-indent="false"/>
      <style:text-properties style:font-name="Monospace" fo:font-size="11pt" fo:font-style="normal" officeooo:rsid="0042ab8e" officeooo:paragraph-rsid="0042ab8e" style:font-size-asian="9.60000038146973pt" style:font-style-asian="normal" style:font-size-complex="11pt" style:font-style-complex="normal"/>
    </style:style>
    <style:style style:name="P79" style:family="paragraph" style:parent-style-name="Standard">
      <style:paragraph-properties fo:margin-left="1in" fo:margin-right="0in" fo:text-align="start" style:justify-single-word="false" fo:text-indent="-0.5in" style:auto-text-indent="false" fo:break-before="page"/>
      <style:text-properties style:font-name="Monospace" fo:font-size="12pt" fo:language="el" fo:country="GR" fo:font-style="italic" officeooo:rsid="001253ce" officeooo:paragraph-rsid="001253ce" style:font-size-asian="12pt" style:font-style-asian="italic" style:font-name-complex="Times New Roman"/>
    </style:style>
    <style:style style:name="P80" style:family="paragraph" style:parent-style-name="Standard">
      <style:paragraph-properties fo:margin-left="0.5in" fo:margin-right="0in" fo:text-align="start" style:justify-single-word="false" fo:text-indent="0in" style:auto-text-indent="false"/>
    </style:style>
    <style:style style:name="P81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Monospace" fo:font-size="11pt" officeooo:rsid="0039ef1b" officeooo:paragraph-rsid="0039ef1b" style:font-size-asian="9.60000038146973pt" style:font-size-complex="11pt"/>
    </style:style>
    <style:style style:name="P82" style:family="paragraph" style:parent-style-name="Standard">
      <style:paragraph-properties fo:margin-left="0.5in" fo:margin-right="0in" fo:text-align="start" style:justify-single-word="false" fo:text-indent="0in" style:auto-text-indent="false" fo:break-before="page"/>
      <style:text-properties style:font-name="Monospace" fo:font-size="11pt" officeooo:rsid="0039ef1b" officeooo:paragraph-rsid="0039ef1b" style:font-size-asian="9.60000038146973pt" style:font-size-complex="11pt"/>
    </style:style>
    <style:style style:name="P83" style:family="paragraph" style:parent-style-name="Heading_20_1" style:master-page-name="Standard">
      <style:paragraph-properties fo:margin-top="0in" fo:margin-bottom="0in" loext:contextual-spacing="false" fo:line-height="100%" fo:text-align="center" style:justify-single-word="false" style:page-number="auto"/>
      <style:text-properties fo:font-size="16pt" style:text-underline-style="none" fo:font-weight="bold" style:font-size-asian="16pt" style:font-weight-asian="bold" style:font-weight-complex="bold"/>
    </style:style>
    <style:style style:name="P84" style:family="paragraph" style:parent-style-name="Heading_20_1">
      <style:paragraph-properties fo:margin-top="0in" fo:margin-bottom="0in" loext:contextual-spacing="false" fo:line-height="100%" fo:text-align="center" style:justify-single-word="false"/>
    </style:style>
    <style:style style:name="T1" style:family="text">
      <style:text-properties style:font-name="Times New Roman" fo:font-size="12pt" style:font-size-asian="12pt" style:font-name-complex="Times New Roman"/>
    </style:style>
    <style:style style:name="T2" style:family="text">
      <style:text-properties style:font-name="Times New Roman" fo:font-size="12pt" fo:language="el" fo:country="GR" style:font-size-asian="12pt" style:font-name-complex="Times New Roman"/>
    </style:style>
    <style:style style:name="T3" style:family="text">
      <style:text-properties style:font-name="Times New Roman" fo:font-size="12pt" fo:language="el" fo:country="GR" fo:font-weight="bold" style:font-size-asian="12pt" style:font-weight-asian="bold" style:font-name-complex="Times New Roman"/>
    </style:style>
    <style:style style:name="T4" style:family="text">
      <style:text-properties style:font-name="Times New Roman" fo:font-size="12pt" fo:language="el" fo:country="GR" fo:font-style="italic" style:text-underline-style="solid" style:text-underline-width="auto" style:text-underline-color="font-color" style:font-size-asian="12pt" style:font-style-asian="italic" style:font-name-complex="Times New Roman"/>
    </style:style>
    <style:style style:name="T5" style:family="text">
      <style:text-properties style:font-name="Times New Roman" fo:font-size="12pt" fo:language="el" fo:country="GR" fo:font-style="italic" fo:font-weight="bold" style:font-size-asian="12pt" style:font-style-asian="italic" style:font-weight-asian="bold" style:font-name-complex="Times New Roman"/>
    </style:style>
    <style:style style:name="T6" style:family="text">
      <style:text-properties style:font-name="Times New Roman" fo:font-size="12pt" fo:language="el" fo:country="GR" fo:font-style="italic" style:font-size-asian="12pt" style:font-style-asian="italic" style:font-name-complex="Times New Roman"/>
    </style:style>
    <style:style style:name="T7" style:family="text">
      <style:text-properties style:font-name="Times New Roman" fo:font-size="12pt" fo:language="en" fo:country="US" style:font-size-asian="12pt" style:font-name-complex="Times New Roman"/>
    </style:style>
    <style:style style:name="T8" style:family="text">
      <style:text-properties style:font-name="Times New Roman" fo:font-size="12pt" fo:language="en" fo:country="US" fo:font-weight="bold" style:font-size-asian="12pt" style:font-weight-asian="bold" style:font-name-complex="Times New Roman"/>
    </style:style>
    <style:style style:name="T9" style:family="text">
      <style:text-properties style:font-name="Times New Roman" fo:font-size="12pt" fo:language="en" fo:country="US" style:text-underline-style="solid" style:text-underline-width="auto" style:text-underline-color="font-color" fo:font-weight="bold" style:font-size-asian="12pt" style:font-weight-asian="bold" style:font-name-complex="Times New Roman"/>
    </style:style>
    <style:style style:name="T10" style:family="text">
      <style:text-properties style:font-name="Times New Roman" fo:font-size="12pt" fo:language="en" fo:country="US" fo:font-style="italic" style:text-underline-style="solid" style:text-underline-width="auto" style:text-underline-color="font-color" style:font-size-asian="12pt" style:font-style-asian="italic" style:font-name-complex="Times New Roman"/>
    </style:style>
    <style:style style:name="T11" style:family="text">
      <style:text-properties style:font-name="Times New Roman" fo:font-size="12pt" fo:language="en" fo:country="US" fo:font-style="italic" style:font-size-asian="12pt" style:font-style-asian="italic" style:font-name-complex="Times New Roman"/>
    </style:style>
    <style:style style:name="T12" style:family="text">
      <style:text-properties style:font-name="Times New Roman" fo:font-size="12pt" fo:language="en" fo:country="US" fo:font-style="italic" fo:font-weight="bold" style:font-size-asian="12pt" style:font-style-asian="italic" style:font-weight-asian="bold" style:font-name-complex="Times New Roman"/>
    </style:style>
    <style:style style:name="T13" style:family="text">
      <style:text-properties fo:language="el" fo:country="GR" style:font-name-complex="Times New Roman"/>
    </style:style>
    <style:style style:name="T14" style:family="text">
      <style:text-properties fo:language="el" fo:country="GR" officeooo:rsid="0019a93c" style:font-name-complex="Times New Roman"/>
    </style:style>
    <style:style style:name="T15" style:family="text">
      <style:text-properties fo:language="el" fo:country="GR" officeooo:rsid="001a8439" style:font-name-complex="Times New Roman"/>
    </style:style>
    <style:style style:name="T16" style:family="text">
      <style:text-properties fo:language="el" fo:country="GR" officeooo:rsid="001b8972" style:font-name-complex="Times New Roman"/>
    </style:style>
    <style:style style:name="T17" style:family="text">
      <style:text-properties fo:language="el" fo:country="GR" officeooo:rsid="001c6beb" style:font-name-complex="Times New Roman"/>
    </style:style>
    <style:style style:name="T18" style:family="text">
      <style:text-properties fo:language="el" fo:country="GR" officeooo:rsid="001ce2da" style:font-name-complex="Times New Roman"/>
    </style:style>
    <style:style style:name="T19" style:family="text">
      <style:text-properties fo:language="el" fo:country="GR" officeooo:rsid="00272e9d" style:font-name-complex="Times New Roman"/>
    </style:style>
    <style:style style:name="T20" style:family="text">
      <style:text-properties fo:language="el" fo:country="GR" officeooo:rsid="002891bc" style:font-name-complex="Times New Roman"/>
    </style:style>
    <style:style style:name="T21" style:family="text">
      <style:text-properties fo:language="el" fo:country="GR" officeooo:rsid="0028a92c" style:font-name-complex="Times New Roman"/>
    </style:style>
    <style:style style:name="T22" style:family="text">
      <style:text-properties fo:language="el" fo:country="GR" officeooo:rsid="00442b80" style:font-name-complex="Times New Roman"/>
    </style:style>
    <style:style style:name="T23" style:family="text">
      <style:text-properties fo:language="el" fo:country="GR" fo:background-color="#fff200" loext:char-shading-value="0" style:font-name-complex="Times New Roman"/>
    </style:style>
    <style:style style:name="T24" style:family="text">
      <style:text-properties fo:language="el" fo:country="GR" officeooo:rsid="001a8439" fo:background-color="#fff200" loext:char-shading-value="0" style:font-name-complex="Times New Roman"/>
    </style:style>
    <style:style style:name="T25" style:family="text">
      <style:text-properties fo:language="el" fo:country="GR" officeooo:rsid="0019a93c" fo:background-color="#fff200" loext:char-shading-value="0" style:font-name-complex="Times New Roman"/>
    </style:style>
    <style:style style:name="T26" style:family="text">
      <style:text-properties fo:language="el" fo:country="GR" fo:background-color="#fff200" loext:char-shading-value="0" style:font-name-complex="Times New Roman"/>
    </style:style>
    <style:style style:name="T27" style:family="text">
      <style:text-properties fo:language="el" fo:country="GR" fo:font-style="italic" style:font-style-asian="italic" style:font-name-complex="Times New Roman"/>
    </style:style>
    <style:style style:name="T28" style:family="text">
      <style:text-properties fo:font-size="12pt" fo:language="el" fo:country="GR" fo:font-style="italic" style:font-size-asian="12pt" style:font-style-asian="italic" style:font-name-complex="Times New Roman"/>
    </style:style>
    <style:style style:name="T29" style:family="text">
      <style:text-properties fo:color="#000000" fo:background-color="#ffffff" loext:char-shading-value="0"/>
    </style:style>
    <style:style style:name="T30" style:family="text">
      <style:text-properties fo:color="#000000" fo:background-color="#fff200" loext:char-shading-value="0"/>
    </style:style>
    <style:style style:name="T31" style:family="text">
      <style:text-properties fo:color="#000000" fo:font-size="11pt" fo:background-color="#ffffff" loext:char-shading-value="0" style:font-size-asian="11pt" style:font-size-complex="11pt"/>
    </style:style>
    <style:style style:name="T32" style:family="text">
      <style:text-properties fo:color="#000000" fo:language="el" fo:country="GR" fo:background-color="#ffffff" loext:char-shading-value="0" style:font-name-complex="Times New Roman"/>
    </style:style>
    <style:style style:name="T33" style:family="text">
      <style:text-properties fo:color="#ff0000" style:font-name="Times New Roman" fo:font-size="12pt" fo:language="en" fo:country="US" fo:font-weight="bold" style:font-size-asian="12pt" style:font-weight-asian="bold" style:font-name-complex="Times New Roman"/>
    </style:style>
    <style:style style:name="T34" style:family="text">
      <style:text-properties fo:background-color="#fff200" loext:char-shading-value="0"/>
    </style:style>
    <style:style style:name="T35" style:family="text">
      <style:text-properties officeooo:rsid="000f06a4"/>
    </style:style>
    <style:style style:name="T36" style:family="text">
      <style:text-properties fo:font-size="11pt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3" text:outline-level="1">Διαχείριση Δικτύων – Ευφυή Δίκτυα</text:h>
      <text:p text:style-name="P6"/>
      <text:h text:style-name="P84" text:outline-level="1">5η Άσκηση</text:h>
      <text:p text:style-name="P3"/>
      <text:p text:style-name="P3"/>
      <text:p text:style-name="P3"/>
      <text:p text:style-name="P9"><text:span text:style-name="T3">Χρήσιμες</text:span><text:span text:style-name="T8"> </text:span><text:span text:style-name="T3">Παραπομπές</text:span><text:span text:style-name="T8">:</text:span></text:p>
      <text:list xml:id="list2373057635" text:style-name="WW8Num8">
        <text:list-item>
          <text:p text:style-name="P55">OpenFlow Switch Specification Version 1.0.0 ( Wire Protocol 0x01 )</text:p>
        </text:list-item>
      </text:list>
      <text:p text:style-name="P50"><text:span text:style-name="T33"><text:tab/></text:span><text:a xlink:type="simple" xlink:href="https://www.opennetworking.org/images/stories/downloads/sdn-" text:style-name="Internet_20_link" text:visited-style-name="Visited_20_Internet_20_Link">https://www.opennetworking.org/images/stories/downloads/sdn</text:a><text:span text:style-name="T33">-</text:span><text:a xlink:type="simple" xlink:href="https://www.opennetworking.org/images/stories/downloads/sdn-resources/onf-specifications/openflow/openflow-spec-v1.0.0.pdf" text:style-name="Internet_20_link" text:visited-style-name="Visited_20_Internet_20_Link">resources/onf-specifications/openflow/openflow-spec-v1.0.0.pdf</text:a></text:p>
      <text:p text:style-name="P7"/>
      <text:list xml:id="list202424139707246" text:continue-numbering="true" text:style-name="WW8Num8">
        <text:list-item>
          <text:p text:style-name="P55">Mininet (An Instant Virtual Network on your PC)</text:p>
        </text:list-item>
      </text:list>
      <text:p text:style-name="P7"><text:tab/><text:a xlink:type="simple" xlink:href="http://mininet.org/" text:style-name="Internet_20_link" text:visited-style-name="Visited_20_Internet_20_Link">http://mininet.org/</text:a></text:p>
      <text:p text:style-name="P8"/>
      <text:list xml:id="list202424855404678" text:continue-numbering="true" text:style-name="WW8Num8">
        <text:list-item>
          <text:p text:style-name="P55">RYU OpenFlow Controller</text:p>
        </text:list-item>
      </text:list>
      <text:p text:style-name="P7"><text:tab/><text:a xlink:type="simple" xlink:href="https://osrg.github.io/ryu/" text:style-name="Internet_20_link" text:visited-style-name="Visited_20_Internet_20_Link">https://osrg.github.io/ryu/</text:a></text:p>
      <text:p text:style-name="P7"/>
      <text:p text:style-name="P4"/>
      <text:p text:style-name="P2">Άσκηση </text:p>
      <text:p text:style-name="P2"/>
      <text:list xml:id="list3301312597" text:style-name="WW8Num23">
        <text:list-item>
          <text:p text:style-name="P59">ΔΗΜΙΟΥΡΓΙΑ ΕΙΚΟΝΙΚΗΣ ΜΗΧΑΝΗΣ <text:s/>ΚΑΙ ΣΥΝΔΕΣΗ ΣΕ ΑΥΤΗΝ</text:p>
        </text:list-item>
      </text:list>
      <text:p text:style-name="P10"/>
      <text:p text:style-name="P12"><text:span text:style-name="T2">Δημιουργήστε εικονική μηχανή στην υπηρεσία ~</text:span><text:span text:style-name="T7">okeanos</text:span><text:span text:style-name="T2"> (</text:span><text:span text:style-name="T7">okeanos</text:span><text:span text:style-name="T2">.</text:span><text:span text:style-name="T7">grnet</text:span><text:span text:style-name="T2">.</text:span><text:span text:style-name="T7">gr</text:span><text:span text:style-name="T2">) ακολουθώντας τις οδηγίες που θα βρείτε στον σύνδεσμο:</text:span></text:p>
      <text:p text:style-name="P12"><text:a xlink:type="simple" xlink:href="https://okeanos.grnet.gr/support/user-guide/cyclades-how-to-create-a-vm/" text:style-name="Internet_20_link" text:visited-style-name="Visited_20_Internet_20_Link"><text:span text:style-name="Internet_20_link"><text:span text:style-name="T2">https://okeanos.grnet.gr/support/user-guide/cyclades-how-to-create-a-vm/</text:span></text:span></text:a></text:p>
      <text:p text:style-name="P10"/>
      <text:p text:style-name="P12"><text:span text:style-name="T2">Το </text:span><text:span text:style-name="T7">image</text:span><text:span text:style-name="T2"> του λειτουργικού συστήματος που θα επιλέξετε για την εικονική μηχανή σας λέγεται </text:span><text:span text:style-name="T3">«</text:span><text:span text:style-name="T8">netman</text:span><text:span text:style-name="T3">2017-2018» </text:span><text:span text:style-name="T2">και βρίσκεται στην κατηγορία (</text:span><text:span text:style-name="T7">image</text:span><text:span text:style-name="T2"> </text:span><text:span text:style-name="T7">type</text:span><text:span text:style-name="T2">) που ονομάζεται </text:span><text:span text:style-name="T3">“</text:span><text:span text:style-name="T8">Public</text:span><text:span text:style-name="T3">”.</text:span></text:p>
      <text:p text:style-name="P13"/>
      <text:p text:style-name="P16"><text:span text:style-name="T2">Στο βήμα που σας δίνεται η δυνατότητα για την χρήση </text:span><text:span text:style-name="T7">Public</text:span><text:span text:style-name="T2"> </text:span><text:span text:style-name="T7">IPv</text:span><text:span text:style-name="T2">4 επιλέγετε ότι θέλετε να κάνετε χρήση.</text:span></text:p>
      <text:p text:style-name="P14"/>
      <text:p text:style-name="P16"><text:span text:style-name="T2">Όταν δημιουργηθεί η εικονική μηχανή </text:span><text:span text:style-name="T3">θα πρέπει να σημειώσετε το </text:span><text:span text:style-name="T8">password</text:span><text:span text:style-name="T3"> πρόσβασης</text:span><text:span text:style-name="T2"> σε αυτό, που θα δημιουργήσει η υπηρεσία ~</text:span><text:span text:style-name="T7">okeanos</text:span><text:span text:style-name="T2"> και θα σας παρουσιάσει σε παράθυρο του φυλλομετρητή. Εναλλακτικά μπορείτε να προσθέσετε το </text:span><text:span text:style-name="T7">public</text:span><text:span text:style-name="T2"> </text:span><text:span text:style-name="T7">key</text:span><text:span text:style-name="T2"> που δημιουργήσατε στην άσκηση 4 (το κλειδί πρέπει να προστεθεί πριν δημιουργηθεί το μηχάνημα).</text:span></text:p>
      <text:p text:style-name="P1"/>
      <text:p text:style-name="P16"><text:span text:style-name="T2">Τέλος, συνδεθείτε με </text:span><text:span text:style-name="T7">ssh</text:span><text:span text:style-name="T2"> </text:span><text:span text:style-name="T7">client</text:span><text:span text:style-name="T2"> (</text:span><text:span text:style-name="T7">putty</text:span><text:span text:style-name="T2">) στην </text:span><text:span text:style-name="T7">Public</text:span><text:span text:style-name="T2"> </text:span><text:span text:style-name="T7">IP</text:span><text:span text:style-name="T2"> της εικονικής μηχανής, με </text:span><text:span text:style-name="T8">username</text:span><text:span text:style-name="T3"> “</text:span><text:span text:style-name="T9">netman</text:span><text:span text:style-name="T3">”.</text:span></text:p>
      <text:p text:style-name="P14"/>
      <text:list xml:id="list202425050481076" text:continue-numbering="true" text:style-name="WW8Num23">
        <text:list-item>
          <text:p text:style-name="P61"><text:span text:style-name="T2">ΕΚΚΙΝΗΣΗ </text:span><text:span text:style-name="T7">OPENFLOW</text:span><text:span text:style-name="T2"> </text:span><text:span text:style-name="T7">CONTROLLER</text:span></text:p>
        </text:list-item>
      </text:list>
      <text:p text:style-name="P12"><text:span text:style-name="T2">Εκτελέστε τις παρακάτω εντολές για να ξεκινήσει ο </text:span><text:span text:style-name="T7">RYU</text:span><text:span text:style-name="T2"> </text:span><text:span text:style-name="T7">OpenFlow</text:span><text:span text:style-name="T2"> </text:span><text:span text:style-name="T7">controller</text:span><text:span text:style-name="T2"> στην </text:span><text:span text:style-name="T7">TCP</text:span><text:span text:style-name="T2"> </text:span><text:span text:style-name="T7">port</text:span><text:span text:style-name="T2"> 6633. </text:span><text:span text:style-name="T7">H</text:span><text:span text:style-name="T2"> λογική με την οποία θα εγκαθιδρύει </text:span><text:span text:style-name="T7">o</text:span><text:span text:style-name="T2"> </text:span><text:span text:style-name="T7">OpenFlow</text:span><text:span text:style-name="T2"> </text:span><text:span text:style-name="T7">controller</text:span><text:span text:style-name="T2"> </text:span><text:span text:style-name="T7">flow</text:span><text:span text:style-name="T2">-</text:span><text:span text:style-name="T7">rules</text:span><text:span text:style-name="T2"> μέσα στα </text:span><text:span text:style-name="T7">OpenFlow</text:span><text:span text:style-name="T2"> </text:span><text:span text:style-name="T7">switches</text:span><text:span text:style-name="T2"> ορίζεται βάσει της εφαρμογής που θα χρησιμοποιηθεί.</text:span></text:p>
      <text:p text:style-name="P17"/>
      <text:p text:style-name="P12"><text:soft-page-break/><text:span text:style-name="T2">Συγκεκριμένα θα χρησιμοποιηθεί η εφαρμογή </text:span><text:span text:style-name="T10">simple</text:span><text:span text:style-name="T4">_</text:span><text:span text:style-name="T10">switch</text:span><text:span text:style-name="T4">.</text:span><text:span text:style-name="T10">py</text:span><text:span text:style-name="T2"> η οποία «προσομοιώνει» την λειτουργία </text:span><text:span text:style-name="T7">mac</text:span><text:span text:style-name="T2"> </text:span><text:span text:style-name="T7">learning</text:span><text:span text:style-name="T2"> ενός συμβατικού </text:span><text:span text:style-name="T7">L</text:span><text:span text:style-name="T2">2 μεταγωγέα.</text:span></text:p>
      <text:p text:style-name="P1"/>
      <text:p text:style-name="P62">cd /home/netman/ryu/</text:p>
      <text:p text:style-name="P62">python ./bin/ryu-manager ./ryu/app/simple_switch.py </text:p>
      <text:p text:style-name="P5"/>
      <text:p text:style-name="P16"><text:span text:style-name="T2">Προαιρετικά μπορείτε να χρησιμοποιήσετε στο πέρας της προηγούμενης εντολής τη </text:span><text:span text:style-name="T7">flag</text:span><text:span text:style-name="T2"> --</text:span><text:span text:style-name="T7">verbose</text:span><text:span text:style-name="T2"> για να δείτε αναλυτικότερα την εκτέλεση της εφαρμογής. </text:span></text:p>
      <text:list xml:id="list202425190426378" text:continue-numbering="true" text:style-name="WW8Num23">
        <text:list-item>
          <text:p text:style-name="P60"><text:span text:style-name="T2">ΕΚΚΙΝΗΣΗ ΕΞΟΜΟΙΩΤΗ </text:span><text:span text:style-name="T7">MININET</text:span></text:p>
        </text:list-item>
      </text:list>
      <text:p text:style-name="P12"><text:span text:style-name="T2">Η παράμετρος «--</text:span><text:span text:style-name="T7">controller</text:span><text:span text:style-name="T2"> </text:span><text:span text:style-name="T7">remote</text:span><text:span text:style-name="T2">,</text:span><text:span text:style-name="T7">ip</text:span><text:span text:style-name="T2">=127.0.0.1,</text:span><text:span text:style-name="T7">port</text:span><text:span text:style-name="T2">=6633» επιβάλλει ότι ο έλεγχος των </text:span><text:span text:style-name="T7">OpenFlow</text:span><text:span text:style-name="T2"> </text:span><text:span text:style-name="T7">switches</text:span><text:span text:style-name="T2"> θα γίνεται από ένα κεντρικό </text:span><text:span text:style-name="T7">controller</text:span><text:span text:style-name="T2"> (βλ. βήμα 2).</text:span></text:p>
      <text:p text:style-name="P10"/>
      <text:p text:style-name="P11">sudo mn --topo single,3 --mac --switch ovsk --controller remote,ip=127.0.0.1,port=6633</text:p>
      <text:p text:style-name="P11"/>
      <text:p text:style-name="P10">Η τοπολογία που θα δημιουργηθεί είναι η ακόλουθη:</text:p>
      <text:p text:style-name="P10"/>
      <text:p text:style-name="P18">--- host1</text:p>
      <text:p text:style-name="P19"><text:span text:style-name="T7">switch1</text:span><text:span text:style-name="T2"> </text:span><text:span text:style-name="T7"><text:s/>--- host2</text:span></text:p>
      <text:p text:style-name="P18">--- host3</text:p>
      <text:p text:style-name="P18"/>
      <text:p text:style-name="P53"><text:span text:style-name="T3">ΣΗΜΕΙΩΣΗ:</text:span><text:span text:style-name="T2"> Σε περίπτωση που πάρετε το ακόλουθο μήνυμα κατά την εκτέλεση της εντολής </text:span><text:span text:style-name="T12">mn</text:span><text:span text:style-name="T2"> :</text:span></text:p>
      <text:p text:style-name="P51"/>
      <text:p text:style-name="P52">ovs-vsctl exited with code -14</text:p>
      <text:p text:style-name="P52">*** Error connecting to ovs-db with ovs-vsctl</text:p>
      <text:p text:style-name="P52"/>
      <text:p text:style-name="P53"><text:span text:style-name="T2">εκτελέστε την εντολή </text:span><text:span text:style-name="T12">service</text:span><text:span text:style-name="T5"> </text:span><text:span text:style-name="T12">openvswitch</text:span><text:span text:style-name="T5">-</text:span><text:span text:style-name="T12">switch</text:span><text:span text:style-name="T5"> </text:span><text:span text:style-name="T12">start</text:span><text:span text:style-name="T2"> <text:s/>και στη συνέχεια εκτελέστε εκ νέου την εντολή για την έναρξη του </text:span><text:span text:style-name="T7">mininet</text:span><text:span text:style-name="T2">.</text:span></text:p>
      <text:p text:style-name="P51"/>
      <text:p text:style-name="P54"><text:span text:style-name="T31">switch features ev version=0x1,msg_type=0x6,msg_len=0xe0,xid=0x6120c868,OFPSwitchFeatures(actions=40</text:span><text:span text:style-name="T36"><text:line-break/>95,capabilities=199,datapath_id=1,n_buffers=256,n_tables=254,ports={1: OFPPhyPort(port_no=1,hw_addr=<text:line-break/>'6a:50:18:a0:8a:25',name='s1-eth1',config=0,state=0,curr=192,advertised=0,supported=0,peer=0), 2: OF<text:line-break/>PPhyPort(port_no=2,hw_addr='96:70:7c:f1:4e:2e',name='s1-eth2',config=0,state=0,curr=192,advertised=0<text:line-break/>,supported=0,peer=0), 3: OFPPhyPort(port_no=3,hw_addr='1a:bc:15:d0:c5:b8',name='s1-eth3',config=0,st<text:line-break/>ate=0,curr=192,advertised=0,supported=0,peer=0), 65534: OFPPhyPort(port_no=65534,hw_addr='16:59:14:f<text:line-break/>8:d6:4e',name='s1',config=1,state=1,curr=0,advertised=0,supported=0,peer=0)})</text:span><text:line-break/></text:p>
      <text:list xml:id="list202424833604732" text:continue-numbering="true" text:style-name="WW8Num23">
        <text:list-item>
          <text:p text:style-name="P65"><text:span text:style-name="T2"><text:s/>(Α) Εκτελώντας την εντολή <text:s/>«</text:span><text:span text:style-name="T7">s</text:span><text:span text:style-name="T2">1 </text:span><text:span text:style-name="T7">ovs</text:span><text:span text:style-name="T2">-</text:span><text:span text:style-name="T7">vsctl</text:span><text:span text:style-name="T2"> </text:span><text:span text:style-name="T7">show</text:span><text:span text:style-name="T2">» στο </text:span><text:span text:style-name="T7">mininet</text:span><text:span text:style-name="T2"> </text:span><text:span text:style-name="T7">cli</text:span><text:span text:style-name="T2"> ( </text:span><text:span text:style-name="T11">mininet</text:span><text:span text:style-name="T6">&gt; </text:span><text:span text:style-name="T2">) μπορείτε να βρείτε ότι τα </text:span><text:span text:style-name="T7">OpenFlow</text:span><text:span text:style-name="T2"> </text:span><text:span text:style-name="T7">switches</text:span><text:span text:style-name="T2"> ακούν στην </text:span><text:span text:style-name="T7">TCP</text:span><text:span text:style-name="T2"> πόρτα 663Χ (π.χ. </text:span><text:span text:style-name="T7">ptcp</text:span><text:span text:style-name="T2">:6634). Καταγράψτε</text:span><text:span text:style-name="T7"> </text:span><text:span text:style-name="T2">σε</text:span><text:span text:style-name="T7"> </text:span><text:span text:style-name="T2">ποια</text:span><text:span text:style-name="T7"> TCP </text:span><text:span text:style-name="T2">πόρτα</text:span><text:span text:style-name="T7"> </text:span><text:span text:style-name="T2">ακούει</text:span><text:span text:style-name="T7"> </text:span><text:span text:style-name="T2">το</text:span><text:span text:style-name="T7"> </text:span><text:span text:style-name="T2">κάθε</text:span><text:span text:style-name="T7"> OpenFlow switch </text:span><text:span text:style-name="T2">και</text:span><text:span text:style-name="T7"> </text:span><text:span text:style-name="T2">πόσες</text:span><text:span text:style-name="T7"> </text:span><text:span text:style-name="T2">πόρτες</text:span><text:span text:style-name="T7"> </text:span><text:span text:style-name="T2">έχει</text:span><text:span text:style-name="T7">.</text:span></text:p>
        </text:list-item>
      </text:list>
      <text:p text:style-name="P56"/>
      <text:p text:style-name="P40">mininet&gt; s1 ovs-vsctl show</text:p>
      <text:p text:style-name="P42">ecf5997b-e954-4592-826a-c2fd43bf9093</text:p>
      <text:p text:style-name="P42"><text:s text:c="4"/>Bridge "s1"</text:p>
      <text:p text:style-name="P42"><text:s text:c="8"/><text:span text:style-name="T34">Controller "ptcp:6654"</text:span></text:p>
      <text:p text:style-name="P42"><text:s text:c="8"/>Controller "tcp:127.0.0.1:6633"</text:p>
      <text:p text:style-name="P42"><text:s text:c="12"/>is_connected: true</text:p>
      <text:p text:style-name="P42"><text:s text:c="8"/>fail_mode: secure</text:p>
      <text:p text:style-name="P42"><text:s text:c="8"/><text:span text:style-name="T34">Port "s1"</text:span></text:p>
      <text:p text:style-name="P42"><text:s text:c="12"/>Interface "s1"</text:p>
      <text:p text:style-name="P42"><text:s text:c="16"/>type: internal</text:p>
      <text:p text:style-name="P42"><text:s text:c="8"/><text:span text:style-name="T34">Port "s1-eth3"</text:span></text:p>
      <text:p text:style-name="P42"><text:s text:c="12"/>Interface "s1-eth3"</text:p>
      <text:p text:style-name="P42"><text:s text:c="8"/><text:span text:style-name="T34">Port "s1-eth1"</text:span></text:p>
      <text:p text:style-name="P42"><text:s text:c="12"/>Interface "s1-eth1"</text:p>
      <text:p text:style-name="P42"><text:s text:c="8"/><text:span text:style-name="T34">Port "s1-eth2"</text:span></text:p>
      <text:p text:style-name="P42"><text:s text:c="12"/>Interface "s1-eth2"</text:p>
      <text:p text:style-name="P42"><text:s text:c="4"/>ovs_version: "2.3.0"</text:p>
      <text:p text:style-name="P42"/>
      <text:p text:style-name="P41"><text:span text:style-name="T29">mininet&gt; ports </text:span><text:line-break/>s1 <text:span text:style-name="T34">lo:0</text:span> <text:span text:style-name="T34">s1-eth1:1</text:span> <text:span text:style-name="T34">s1-eth2:2</text:span> <text:span text:style-name="T34">s1-eth3:3</text:span><text:line-break/></text:p>
      <text:p text:style-name="P22"><text:span text:style-name="T2">(Β) Καταγράψτε τις </text:span><text:span text:style-name="T7">IP</text:span><text:span text:style-name="T2"> διευθύνσεις των </text:span><text:span text:style-name="T7">hosts</text:span><text:span text:style-name="T2">.</text:span></text:p>
      <text:p text:style-name="P28"/>
      <text:p text:style-name="P28">mininet&gt; <text:span text:style-name="T34">nodes</text:span></text:p>
      <text:p text:style-name="P28">available nodes are:</text:p>
      <text:p text:style-name="P28">c0 h1 h2 h3 s1</text:p>
      <text:p text:style-name="P22"/>
      <text:p text:style-name="P29">c0 → Controller</text:p>
      <text:p text:style-name="P29">h1 → Host #1</text:p>
      <text:p text:style-name="P29">h2 → Host #2</text:p>
      <text:p text:style-name="P29">h3 → Host #3</text:p>
      <text:p text:style-name="P29">s1 → Switch</text:p>
      <text:p text:style-name="P22"/>
      <text:p text:style-name="P24"><text:span text:style-name="T29">mininet&gt; </text:span><text:span text:style-name="T30">links</text:span><text:span text:style-name="T29"> </text:span><text:line-break/>h1-eth0&lt;-&gt;s1-eth1 (OK OK) <text:line-break/>h2-eth0&lt;-&gt;s1-eth2 (OK OK) <text:line-break/>h3-eth0&lt;-&gt;s1-eth3 (OK OK)</text:p>
      <text:p text:style-name="P24"/>
      <text:p text:style-name="P24"/>
      <text:p text:style-name="P36">mininet&gt; <text:span text:style-name="T34">s1 ip a</text:span></text:p>
      <text:p text:style-name="P24">1: <text:span text:style-name="T34">lo</text:span>: &lt;LOOPBACK,UP,LOWER_UP&gt; mtu 65536 qdisc noqueue state UNKNOWN group default</text:p>
      <text:p text:style-name="P24"><text:s text:c="4"/>link/loopback 00:00:00:00:00:00 brd 00:00:00:00:00:00</text:p>
      <text:p text:style-name="P24"><text:s text:c="4"/>inet 127.0.0.1/8 scope host lo</text:p>
      <text:p text:style-name="P24"><text:s text:c="7"/>valid_lft forever preferred_lft forever</text:p>
      <text:p text:style-name="P24"><text:s text:c="4"/>inet6 ::1/128 scope host</text:p>
      <text:p text:style-name="P24"><text:s text:c="7"/>valid_lft forever preferred_lft forever</text:p>
      <text:p text:style-name="P24">2: <text:span text:style-name="T34">eth0</text:span>: &lt;BROADCAST,MULTICAST,UP,LOWER_UP&gt; mtu 1500 qdisc pfifo_fast state UP group default qlen 1000</text:p>
      <text:p text:style-name="P24"><text:s text:c="4"/>link/ether aa:00:03:39:ed:d7 brd ff:ff:ff:ff:ff:ff</text:p>
      <text:p text:style-name="P24"><text:s text:c="4"/>inet6 2001:648:2ffc:1225:a800:3ff:fe39:edd7/64 scope global mngtmpaddr dynamic</text:p>
      <text:p text:style-name="P24"><text:s text:c="7"/>valid_lft forever preferred_lft forever</text:p>
      <text:p text:style-name="P24"><text:s text:c="4"/>inet6 fe80::a800:3ff:fe39:edd7/64 scope link</text:p>
      <text:p text:style-name="P24"><text:s text:c="7"/>valid_lft forever preferred_lft forever</text:p>
      <text:p text:style-name="P24">3: <text:span text:style-name="T34">eth1</text:span>: &lt;BROADCAST,MULTICAST,UP,LOWER_UP&gt; mtu 1500 qdisc pfifo_fast state UP group default qlen 1000</text:p>
      <text:p text:style-name="P24"><text:s text:c="4"/>link/ether aa:0c:f3:46:de:69 brd ff:ff:ff:ff:ff:ff</text:p>
      <text:p text:style-name="P24"><text:s text:c="4"/>inet 83.212.98.34/21 brd 83.212.103.255 scope global eth1</text:p>
      <text:p text:style-name="P24"><text:s text:c="7"/>valid_lft forever preferred_lft forever</text:p>
      <text:p text:style-name="P24"><text:s text:c="4"/>inet6 fe80::a80c:f3ff:fe46:de69/64 scope link</text:p>
      <text:p text:style-name="P24"><text:s text:c="7"/>valid_lft forever preferred_lft forever</text:p>
      <text:p text:style-name="P24">4: <text:span text:style-name="T34">s1-eth1</text:span>: &lt;BROADCAST,MULTICAST,UP,LOWER_UP&gt; mtu 1500 qdisc pfifo_fast master ovs-system state UP group default qlen 1000 <text:s text:c="86"/></text:p>
      <text:p text:style-name="P24"><text:s text:c="4"/>link/ether 4e:dc:87:8f:e8:9f brd ff:ff:ff:ff:ff:ff</text:p>
      <text:p text:style-name="P24"><text:s text:c="4"/>inet6 fe80::4cdc:87ff:fe8f:e89f/64 scope link</text:p>
      <text:p text:style-name="P24"><text:s text:c="7"/>valid_lft forever preferred_lft forever</text:p>
      <text:p text:style-name="P24">5: <text:span text:style-name="T34">s1-eth2</text:span>: &lt;BROADCAST,MULTICAST,UP,LOWER_UP&gt; mtu 1500 qdisc pfifo_fast master ovs-system state UP group default qlen 1000 <text:s text:c="86"/></text:p>
      <text:p text:style-name="P24"><text:s text:c="4"/>link/ether 6a:24:af:37:92:ab brd ff:ff:ff:ff:ff:ff</text:p>
      <text:p text:style-name="P24"><text:s text:c="4"/>inet6 fe80::6824:afff:fe37:92ab/64 scope link</text:p>
      <text:p text:style-name="P24"><text:s text:c="7"/>valid_lft forever preferred_lft forever</text:p>
      <text:p text:style-name="P24">6: <text:span text:style-name="T34">s1-eth3</text:span>: &lt;BROADCAST,MULTICAST,UP,LOWER_UP&gt; mtu 1500 qdisc pfifo_fast master ovs-system state UP group default qlen 1000 <text:s text:c="86"/></text:p>
      <text:p text:style-name="P24"><text:s text:c="4"/>link/ether a6:7a:45:fe:b5:04 brd ff:ff:ff:ff:ff:ff</text:p>
      <text:p text:style-name="P24"><text:s text:c="4"/>inet6 fe80::a47a:45ff:fefe:b504/64 scope link</text:p>
      <text:p text:style-name="P24"><text:s text:c="7"/>valid_lft forever preferred_lft forever</text:p>
      <text:p text:style-name="P24">7: <text:span text:style-name="T34">ovs-system</text:span>: &lt;BROADCAST,MULTICAST&gt; mtu 1500 qdisc noop state DOWN group default</text:p>
      <text:p text:style-name="P24"><text:s text:c="4"/>link/ether 0e:71:ae:c1:05:21 brd ff:ff:ff:ff:ff:ff</text:p>
      <text:p text:style-name="P24">8: <text:span text:style-name="T34">s1</text:span>: &lt;BROADCAST,MULTICAST&gt; mtu 1500 qdisc noop state DOWN group default</text:p>
      <text:p text:style-name="P24"><text:s text:c="4"/>link/ether 62:9b:50:de:eb:4c brd ff:ff:ff:ff:ff:ff<text:line-break/></text:p>
      <text:p text:style-name="P23"/>
      <text:p text:style-name="P35">mininet&gt; px print <text:span text:style-name="T34">h1.cmd('ifconfig')</text:span> <text:s text:c="63"/></text:p>
      <text:p text:style-name="P23"><text:span text:style-name="T34">h1-eth0</text:span> <text:s text:c="2"/>Link encap:Ethernet <text:s/>HWaddr 00:00:00:00:00:01 <text:s text:c="44"/></text:p>
      <text:p text:style-name="P26"><text:s text:c="10"/><text:span text:style-name="T34">inet addr:10.0.0.1</text:span> <text:s/>Bcast:10.255.255.255 Mask:255.0.0.0 <text:s text:c="33"/></text:p>
      <text:p text:style-name="P23"><text:s text:c="10"/>inet6 addr: fe80::200:ff:fe00:1/64 Scope:Link <text:s text:c="44"/></text:p>
      <text:p text:style-name="P23"><text:s text:c="10"/>UP BROADCAST RUNNING MULTICAST <text:s/>MTU:1500 <text:s/>Metric:1 <text:s text:c="39"/></text:p>
      <text:p text:style-name="P23"><text:s text:c="10"/>RX packets:50 errors:0 dropped:0 overruns:0 frame:0 <text:s text:c="38"/></text:p>
      <text:p text:style-name="P23"><text:s text:c="10"/>TX packets:37 errors:0 dropped:0 overruns:0 carrier:0 <text:s text:c="36"/></text:p>
      <text:p text:style-name="P23"><text:s text:c="10"/>collisions:0 txqueuelen:1000 <text:s text:c="61"/></text:p>
      <text:p text:style-name="P25"><text:s text:c="10"/>RX bytes:3840 (3.7 KiB<text:span text:style-name="T35">)</text:span></text:p>
      <text:p text:style-name="P25"><text:tab/> <text:s text:c="4"/>TX bytes:2850 (2.7 KiB)</text:p>
      <text:p text:style-name="P25"/>
      <text:p text:style-name="P25">mininet&gt; px print <text:span text:style-name="T34">h2.cmd('ifconfig')</text:span></text:p>
      <text:p text:style-name="P25"><text:span text:style-name="T34">h2-eth0</text:span> <text:s text:c="2"/>Link encap:Ethernet <text:s/>HWaddr 00:00:00:00:00:02</text:p>
      <text:p text:style-name="P25"><text:s text:c="10"/><text:span text:style-name="T34">inet addr:10.0.0.2</text:span> <text:s/>Bcast:10.255.255.255 <text:s/>Mask:255.0.0.0</text:p>
      <text:p text:style-name="P25"><text:s text:c="10"/>inet6 addr: fe80::200:ff:fe00:2/64 Scope:Link</text:p>
      <text:p text:style-name="P25"><text:s text:c="10"/>UP BROADCAST RUNNING MULTICAST <text:s/>MTU:1500 <text:s/>Metric:1</text:p>
      <text:p text:style-name="P25"><text:s text:c="10"/>RX packets:51 errors:0 dropped:0 overruns:0 frame:0</text:p>
      <text:p text:style-name="P25"><text:s text:c="10"/>TX packets:37 errors:0 dropped:0 overruns:0 carrier:0</text:p>
      <text:p text:style-name="P25"><text:s text:c="10"/>collisions:0 txqueuelen:1000</text:p>
      <text:p text:style-name="P25"><text:s text:c="10"/>RX bytes:3918 (3.8 KiB) <text:s/>TX bytes:2850 (2.7 KiB)</text:p>
      <text:p text:style-name="P20"/>
      <text:p text:style-name="P30">mininet&gt; px print <text:span text:style-name="T34">h3.cmd('ifconfig')</text:span> <text:s text:c="63"/></text:p>
      <text:p text:style-name="P30"><text:span text:style-name="T34">h3-eth0</text:span> <text:s text:c="2"/>Link encap:Ethernet <text:s/>HWaddr 00:00:00:00:00:03 <text:s text:c="44"/></text:p>
      <text:p text:style-name="P30"><text:s text:c="10"/><text:span text:style-name="T34">inet addr:10.0.0.3</text:span> <text:s/>Bcast:10.255.255.255 <text:s/>Mask:255.0.0.0 <text:s text:c="32"/></text:p>
      <text:p text:style-name="P30"><text:s text:c="10"/>inet6 addr: fe80::200:ff:fe00:3/64 Scope:Link <text:s text:c="43"/></text:p>
      <text:p text:style-name="P30"><text:s text:c="10"/>UP BROADCAST RUNNING MULTICAST <text:s/>MTU:1500 <text:s/>Metric:1 <text:s text:c="38"/></text:p>
      <text:p text:style-name="P30"><text:s text:c="10"/>RX packets:46 errors:0 dropped:0 overruns:0 frame:0 <text:s text:c="37"/></text:p>
      <text:p text:style-name="P30"><text:s text:c="10"/>TX packets:33 errors:0 dropped:0 overruns:0 carrier:0 <text:s text:c="35"/></text:p>
      <text:p text:style-name="P30"><text:s text:c="10"/>collisions:0 txqueuelen:1000</text:p>
      <text:p text:style-name="P30"><text:s text:c="10"/>RX bytes:3448 (3.3 KiB) <text:s/>TX bytes:2458 (2.4 KiB) </text:p>
      <text:p text:style-name="P20"/>
      <text:p text:style-name="P20"/>
      <text:list xml:id="list202424424902797" text:continue-numbering="true" text:style-name="WW8Num23">
        <text:list-item>
          <text:p text:style-name="P65"><text:span text:style-name="T2"><text:s/>Στο </text:span><text:span text:style-name="T7">mininet</text:span><text:span text:style-name="T2"> </text:span><text:span text:style-name="T7">cli</text:span><text:span text:style-name="T2"> εκτελέστε την εντολή “</text:span><text:span text:style-name="T6">h1 ping –c 3 h2</text:span><text:span text:style-name="T2">” και αφού τερματίσει, εκτελέστε εκ νέου άμεσα την εντολή “</text:span><text:span text:style-name="T6">s1 dpctl dump-flows tcp:127.0.0.1:6654</text:span><text:span text:style-name="T2">”. </text:span></text:p>
        </text:list-item>
      </text:list>
      <text:p text:style-name="P58"/>
      <text:p text:style-name="P39">mininet&gt; <text:span text:style-name="T34">s1 dpctl dump-flows tcp:127.0.0.1:6654</text:span></text:p>
      <text:p text:style-name="P43">stats_reply (xid=0x25e4df64): flags=none type=1(flow) <text:s text:c="45"/></text:p>
      <text:p text:style-name="P43"><text:s text:c="2"/>cookie=0, duration_sec=41s, duration_nsec=842000000s, table_id=0, priority=32768, n_packets=4, n_bytes=336, idle_timeout=0,hard_timeout=0,in_port=2,dl_dst=00:00:00:00:00:01,actions=output:1 <text:s text:c="7"/></text:p>
      <text:p text:style-name="P43"><text:s text:c="2"/>cookie=0, duration_sec=41s, duration_nsec=834000000s, table_id=0, priority=32768, n_packets=3, n_bytes=238, idle_timeout=0,hard_timeout=0,in_port=1,dl_dst=00:00:00:00:00:02,actions=output:2 <text:s/></text:p>
      <text:p text:style-name="P66"/>
      <text:p text:style-name="P22"><text:span text:style-name="T2">(Α) Ερμηνεύστε τα αποτελέσματα της συγκεκριμένης εντολής με την βοήθεια της παραπομπής (I), εξετάζοντας μόνο τα </text:span><text:span text:style-name="T7">flows</text:span><text:span text:style-name="T2"> που αφορούν τους </text:span><text:span text:style-name="T7">hosts</text:span><text:span text:style-name="T2">.</text:span></text:p>
      <text:p text:style-name="P68"/>
      <text:p text:style-name="P69">Βλεπουμε στο dump τα εξης:</text:p>
      <text:p text:style-name="P69"/>
      <text:p text:style-name="P49"><text:span text:style-name="T13">n_packets=4 </text:span><text:span text:style-name="T20">→</text:span><text:span text:style-name="T21"> </text:span></text:p>
      <text:p text:style-name="P46"><text:span text:style-name="T23">in_port=2</text:span><text:span text:style-name="T13"> →</text:span><text:span text:style-name="T17"> Input Switch Port</text:span></text:p>
      <text:p text:style-name="P44"><text:span text:style-name="T23">dl_dst=00:00:00:00:00:01</text:span><text:span text:style-name="T13"> → </text:span><text:span text:style-name="T14">Host’s #1 </text:span><text:span text:style-name="T13">Data Link Destination Address (Ethernet/MAC Address)</text:span></text:p>
      <text:p text:style-name="P46"><text:span text:style-name="T23">actions=output:1</text:span><text:span text:style-name="T13"> →</text:span><text:span text:style-name="T18"> Matching packet, must be forwarded to port #1</text:span></text:p>
      <text:p text:style-name="P67"/>
      <text:p text:style-name="P47"><text:span text:style-name="T13">n_packets=</text:span><text:span text:style-name="T16">3 →</text:span><text:span text:style-name="T20"> </text:span></text:p>
      <text:p text:style-name="P46"><text:span text:style-name="T23">in_port=</text:span><text:span text:style-name="T24">1</text:span><text:span text:style-name="T15"> →</text:span><text:span text:style-name="T17"> Input Switch Port</text:span></text:p>
      <text:p text:style-name="P45"><text:span text:style-name="T23">dl_dst=00:00:00:00:00:02</text:span><text:span text:style-name="T13"> →</text:span><text:span text:style-name="T14"> Host’s #2 MAC Address</text:span></text:p>
      <text:p text:style-name="P48"><text:span text:style-name="T25">actions=output:2</text:span><text:span text:style-name="T14"> </text:span><text:span text:style-name="T13">→</text:span><text:span text:style-name="T18"> Matching packet, must be forwarded to port #</text:span><text:span text:style-name="T19">2</text:span></text:p>
      <text:p text:style-name="P68"/>
      <text:p text:style-name="P22"><text:span text:style-name="T2">(</text:span><text:span text:style-name="T1">B</text:span><text:span text:style-name="T2">) Τερματίστε την εφαρμογή του </text:span><text:span text:style-name="T7">RYU</text:span><text:span text:style-name="T2"> </text:span><text:span text:style-name="T7">Controller</text:span><text:span text:style-name="T2"> (</text:span><text:span text:style-name="T7">Ctrl</text:span><text:span text:style-name="T2">+</text:span><text:span text:style-name="T7">C</text:span><text:span text:style-name="T2">) και δοκιμάστε να επαναλάβετε την εντολή του προηγούμενου βήματος. Δοκιμάστε να εκτελέσετε την εντολή “</text:span><text:span text:style-name="T6">h1 ping –c 3 h3</text:span><text:span text:style-name="T2">” . Τι παρατηρείτε;</text:span></text:p>
      <text:p text:style-name="P21"/>
      <text:p text:style-name="P70">mininet&gt; h1 ping -c3 h2</text:p>
      <text:p text:style-name="P70">PING 10.0.0.2 (10.0.0.2) 56(84) bytes of data.</text:p>
      <text:p text:style-name="P70">64 bytes from 10.0.0.2: icmp_seq=1 ttl=64 time=0.538 ms</text:p>
      <text:p text:style-name="P70">64 bytes from 10.0.0.2: icmp_seq=2 ttl=64 time=0.140 ms</text:p>
      <text:p text:style-name="P70">64 bytes from 10.0.0.2: icmp_seq=3 ttl=64 time=0.141 ms</text:p>
      <text:p text:style-name="P70"/>
      <text:p text:style-name="P72">--- 10.0.0.2 ping statistics ---</text:p>
      <text:p text:style-name="P70">3 packets transmitted, 3 received, 0% packet loss, time 2000ms</text:p>
      <text:p text:style-name="P70">rtt min/avg/max/mdev = 0.140/0.273/0.538/0.187 ms</text:p>
      <text:p text:style-name="P74"/>
      <text:p text:style-name="P27"><text:span text:style-name="T32">mininet&gt; h1 ping -c3 h3 </text:span><text:span text:style-name="T13"><text:line-break/>PING 10.0.0.3 (10.0.0.3) 56(84) bytes of data. <text:line-break/>From 10.0.0.1 icmp_seq=1 Destination Host Unreachable <text:line-break/>From 10.0.0.1 icmp_seq=2 Destination Host Unreachable <text:line-break/>From 10.0.0.1 icmp_seq=3 Destination Host Unreachable <text:line-break/></text:span><text:soft-page-break/><text:span text:style-name="T13"><text:line-break/></text:span><text:span text:style-name="T23">--- 10.0.0.3 ping statistics ---</text:span><text:span text:style-name="T13"> <text:line-break/>3 packets transmitted, 0 received, +3 errors, 100% packet loss, time 2015ms <text:line-break/>pipe 3<text:line-break/></text:span></text:p>
      <text:p text:style-name="P21"/>
      <text:p text:style-name="P22"><text:span text:style-name="T2">(Γ) Εκτελέστε εκ νέου την εφαρμογή </text:span><text:span text:style-name="T7">simple</text:span><text:span text:style-name="T2">_</text:span><text:span text:style-name="T7">switch</text:span><text:span text:style-name="T2">.</text:span><text:span text:style-name="T7">py</text:span><text:span text:style-name="T2"> και εκτελέστε την εντολή </text:span><text:span text:style-name="T7">pingall</text:span><text:span text:style-name="T2"> στο </text:span><text:span text:style-name="T7">mininet</text:span><text:span text:style-name="T2">.Κλείστε και πάλι την εφαρμογή. Τι παρατηρείτε στο </text:span><text:span text:style-name="T7">flow</text:span><text:span text:style-name="T2"> </text:span><text:span text:style-name="T7">table</text:span><text:span text:style-name="T2"> του </text:span><text:span text:style-name="T7">switch</text:span><text:span text:style-name="T2">.</text:span></text:p>
      <text:p text:style-name="P21"/>
      <text:p text:style-name="P31">mininet&gt; <text:span text:style-name="T34">pingall</text:span></text:p>
      <text:p text:style-name="P31">*** Ping: testing ping reachability</text:p>
      <text:p text:style-name="P31">h1 -&gt; h2 h3 </text:p>
      <text:p text:style-name="P31">h2 -&gt; h1 h3 </text:p>
      <text:p text:style-name="P31">h3 -&gt; h1 h2 </text:p>
      <text:p text:style-name="P31">*** Results: 0% dropped (6/6 received)</text:p>
      <text:p text:style-name="P31"/>
      <text:p text:style-name="P33">RYU:</text:p>
      <text:p text:style-name="P31">EVENT ofp_event-&gt;SimpleSwitch EventOFPPacketIn</text:p>
      <text:p text:style-name="P31">packet in 1 00:00:00:00:00:01 ff:ff:ff:ff:ff:ff 1</text:p>
      <text:p text:style-name="P31">EVENT ofp_event-&gt;SimpleSwitch EventOFPPacketIn</text:p>
      <text:p text:style-name="P31">packet in 1 00:00:00:00:00:03 00:00:00:00:00:01 3</text:p>
      <text:p text:style-name="P31">EVENT ofp_event-&gt;SimpleSwitch EventOFPPacketIn</text:p>
      <text:p text:style-name="P31">packet in 1 00:00:00:00:00:01 00:00:00:00:00:03 1</text:p>
      <text:p text:style-name="P31">EVENT ofp_event-&gt;SimpleSwitch EventOFPPacketIn</text:p>
      <text:p text:style-name="P31">packet in 1 00:00:00:00:00:02 ff:ff:ff:ff:ff:ff 2</text:p>
      <text:p text:style-name="P31">EVENT ofp_event-&gt;SimpleSwitch EventOFPPacketIn</text:p>
      <text:p text:style-name="P31">packet in 1 00:00:00:00:00:03 00:00:00:00:00:02 3</text:p>
      <text:p text:style-name="P31">EVENT ofp_event-&gt;SimpleSwitch EventOFPPacketIn</text:p>
      <text:p text:style-name="P31">packet in 1 00:00:00:00:00:02 00:00:00:00:00:03 2</text:p>
      <text:p text:style-name="P31"/>
      <text:p text:style-name="P32">Παρατηρούμε...</text:p>
      <text:p text:style-name="P34">mininet&gt; s1 dpctl dump-flows tcp:127.0.0.1:6654 <text:s text:c="51"/></text:p>
      <text:p text:style-name="P31">stats_reply (xid=0x9810b087): flags=none type=1(flow) <text:s text:c="45"/></text:p>
      <text:p text:style-name="P31"><text:s text:c="2"/>cookie=0, duration_sec=165s, duration_nsec=695000000s, table_id=0, priority=32768, n_packets=3, n_bytes=238, idle_timeout=0,hard_timeout=0,in_port=3,dl_dst=00:00:00:00:00:02,actions=output:2 <text:s text:c="6"/></text:p>
      <text:p text:style-name="P31"><text:s text:c="2"/>cookie=0, duration_sec=1729s, duration_nsec=768000000s, table_id=0, priority=32768, n_packets=15,</text:p>
      <text:p text:style-name="P31">n_bytes=1246, idle_timeout=0,hard_timeout=0,in_port=2,dl_dst=00:00:00:00:00:01,actions=output:1 <text:s text:c="3"/></text:p>
      <text:p text:style-name="P31"><text:s text:c="2"/>cookie=0, duration_sec=165s, duration_nsec=724000000s, table_id=0, priority=32768, n_packets=3, n_bytes=238, idle_timeout=0,hard_timeout=0,in_port=3,dl_dst=00:00:00:00:00:01,actions=output:1 <text:s text:c="6"/></text:p>
      <text:p text:style-name="P31"><text:s text:c="2"/>cookie=0, duration_sec=165s, duration_nsec=689000000s, table_id=0, priority=32768, n_packets=2, n_bytes=140, idle_timeout=0,hard_timeout=0,in_port=2,dl_dst=00:00:00:00:00:03,actions=output:3 <text:s text:c="6"/></text:p>
      <text:p text:style-name="P31"><text:s text:c="2"/>cookie=0, duration_sec=165s, duration_nsec=718000000s, table_id=0, priority=32768, n_packets=2, n_bytes=140, idle_timeout=0,hard_timeout=0,in_port=1,dl_dst=00:00:00:00:00:03,actions=output:3 <text:s text:c="6"/></text:p>
      <text:p text:style-name="P31"><text:s text:c="2"/>cookie=0, duration_sec=1729s, duration_nsec=760000000s, table_id=0, priority=32768, n_packets=14,</text:p>
      <text:p text:style-name="P31">n_bytes=1148, idle_timeout=0,hard_timeout=0,in_port=1,dl_dst=00:00:00:00:00:02,actions=output:2 <text:s/></text:p>
      <text:p text:style-name="P21"/>
      <text:p text:style-name="P71">To flow-table του switch ...</text:p>
      <text:list xml:id="list202424874227662" text:continue-numbering="true" text:style-name="WW8Num23">
        <text:list-item>
          <text:p text:style-name="P65"><text:span text:style-name="T2">Στη συνέχεια της άσκησης θα χρησιμοποιηθεί η εφαρμογή που παρέχει </text:span><text:span text:style-name="T7">REST</text:span><text:span text:style-name="T2"> </text:span><text:span text:style-name="T7">API</text:span><text:span text:style-name="T2"> για τον </text:span><text:span text:style-name="T7">RYU</text:span><text:span text:style-name="T2">. Μέσω της εφαρμογής αυτής είναι δυνατή η εισαγωγή, διαγραφή και προβολή </text:span><text:span text:style-name="T7">OpenFlow</text:span><text:span text:style-name="T2"> </text:span><text:span text:style-name="T7">Rules</text:span><text:span text:style-name="T2"> με χρήση του πρωτοκόλλου </text:span><text:span text:style-name="T7">HTTP</text:span><text:span text:style-name="T2">. Για την εκτέλεση της εφαρμογής ανοίξτε ένα νέο </text:span><text:span text:style-name="T7">ssh</text:span><text:span text:style-name="T2"> </text:span><text:span text:style-name="T7">session</text:span><text:span text:style-name="T2"> συνδεθείτε στο εικονικό μηχάνημα και εκτελέστε τις παρακάτω εντολές:</text:span></text:p>
        </text:list-item>
      </text:list>
      <text:p text:style-name="P37"/>
      <text:p text:style-name="P62">cd /home/mininet/ryu/</text:p>
      <text:p text:style-name="P62">python ./bin/ryu-manager ./ryu/app/ofctl_rest.py </text:p>
      <text:p text:style-name="P38"/>
      <text:p text:style-name="P16"><text:span text:style-name="T2">Δημιουργείστε ακόμα ένα </text:span><text:span text:style-name="T7">ssh</text:span><text:span text:style-name="T2"> </text:span><text:span text:style-name="T7">session</text:span><text:span text:style-name="T2">. Χρησιμοποιώντας πληροφορία που θα βρείτε στο </text:span><text:a xlink:type="simple" xlink:href="http://ryu.readthedocs.io/en/latest/app/ofctl_rest.html" text:style-name="Internet_20_link" text:visited-style-name="Visited_20_Internet_20_Link"><text:span text:style-name="Internet_20_link"><text:span text:style-name="T11">http</text:span></text:span></text:a><text:a xlink:type="simple" xlink:href="http://ryu.readthedocs.io/en/latest/app/ofctl_rest.html" text:style-name="Internet_20_link" text:visited-style-name="Visited_20_Internet_20_Link"><text:span text:style-name="Internet_20_link"><text:span text:style-name="T6">://</text:span></text:span></text:a><text:a xlink:type="simple" xlink:href="http://ryu.readthedocs.io/en/latest/app/ofctl_rest.html" text:style-name="Internet_20_link" text:visited-style-name="Visited_20_Internet_20_Link"><text:span text:style-name="Internet_20_link"><text:span text:style-name="T11">ryu</text:span></text:span></text:a><text:a xlink:type="simple" xlink:href="http://ryu.readthedocs.io/en/latest/app/ofctl_rest.html" text:style-name="Internet_20_link" text:visited-style-name="Visited_20_Internet_20_Link"><text:span text:style-name="Internet_20_link"><text:span text:style-name="T6">.</text:span></text:span></text:a><text:a xlink:type="simple" xlink:href="http://ryu.readthedocs.io/en/latest/app/ofctl_rest.html" text:style-name="Internet_20_link" text:visited-style-name="Visited_20_Internet_20_Link"><text:span text:style-name="Internet_20_link"><text:span text:style-name="T11">readthedocs</text:span></text:span></text:a><text:a xlink:type="simple" xlink:href="http://ryu.readthedocs.io/en/latest/app/ofctl_rest.html" text:style-name="Internet_20_link" text:visited-style-name="Visited_20_Internet_20_Link"><text:span text:style-name="Internet_20_link"><text:span text:style-name="T6">.</text:span></text:span></text:a><text:a xlink:type="simple" xlink:href="http://ryu.readthedocs.io/en/latest/app/ofctl_rest.html" text:style-name="Internet_20_link" text:visited-style-name="Visited_20_Internet_20_Link"><text:span text:style-name="Internet_20_link"><text:span text:style-name="T11">io</text:span></text:span></text:a><text:a xlink:type="simple" xlink:href="http://ryu.readthedocs.io/en/latest/app/ofctl_rest.html" text:style-name="Internet_20_link" text:visited-style-name="Visited_20_Internet_20_Link"><text:span text:style-name="Internet_20_link"><text:span text:style-name="T6">/</text:span></text:span></text:a><text:a xlink:type="simple" xlink:href="http://ryu.readthedocs.io/en/latest/app/ofctl_rest.html" text:style-name="Internet_20_link" text:visited-style-name="Visited_20_Internet_20_Link"><text:span text:style-name="Internet_20_link"><text:span text:style-name="T11">en</text:span></text:span></text:a><text:a xlink:type="simple" xlink:href="http://ryu.readthedocs.io/en/latest/app/ofctl_rest.html" text:style-name="Internet_20_link" text:visited-style-name="Visited_20_Internet_20_Link"><text:span text:style-name="Internet_20_link"><text:span text:style-name="T6">/</text:span></text:span></text:a><text:a xlink:type="simple" xlink:href="http://ryu.readthedocs.io/en/latest/app/ofctl_rest.html" text:style-name="Internet_20_link" text:visited-style-name="Visited_20_Internet_20_Link"><text:span text:style-name="Internet_20_link"><text:span text:style-name="T11">latest</text:span></text:span></text:a><text:a xlink:type="simple" xlink:href="http://ryu.readthedocs.io/en/latest/app/ofctl_rest.html" text:style-name="Internet_20_link" text:visited-style-name="Visited_20_Internet_20_Link"><text:span text:style-name="Internet_20_link"><text:span text:style-name="T6">/</text:span></text:span></text:a><text:a xlink:type="simple" xlink:href="http://ryu.readthedocs.io/en/latest/app/ofctl_rest.html" text:style-name="Internet_20_link" text:visited-style-name="Visited_20_Internet_20_Link"><text:span text:style-name="Internet_20_link"><text:span text:style-name="T11">app</text:span></text:span></text:a><text:a xlink:type="simple" xlink:href="http://ryu.readthedocs.io/en/latest/app/ofctl_rest.html" text:style-name="Internet_20_link" text:visited-style-name="Visited_20_Internet_20_Link"><text:span text:style-name="Internet_20_link"><text:span text:style-name="T6">/</text:span></text:span></text:a><text:a xlink:type="simple" xlink:href="http://ryu.readthedocs.io/en/latest/app/ofctl_rest.html" text:style-name="Internet_20_link" text:visited-style-name="Visited_20_Internet_20_Link"><text:span text:style-name="Internet_20_link"><text:span text:style-name="T11">ofctl</text:span></text:span></text:a><text:a xlink:type="simple" xlink:href="http://ryu.readthedocs.io/en/latest/app/ofctl_rest.html" text:style-name="Internet_20_link" text:visited-style-name="Visited_20_Internet_20_Link"><text:span text:style-name="Internet_20_link"><text:span text:style-name="T6">_</text:span></text:span></text:a><text:a xlink:type="simple" xlink:href="http://ryu.readthedocs.io/en/latest/app/ofctl_rest.html" text:style-name="Internet_20_link" text:visited-style-name="Visited_20_Internet_20_Link"><text:span text:style-name="Internet_20_link"><text:span text:style-name="T11">rest</text:span></text:span></text:a><text:a xlink:type="simple" xlink:href="http://ryu.readthedocs.io/en/latest/app/ofctl_rest.html" text:style-name="Internet_20_link" text:visited-style-name="Visited_20_Internet_20_Link"><text:span text:style-name="Internet_20_link"><text:span text:style-name="T6">.</text:span></text:span></text:a><text:a xlink:type="simple" xlink:href="http://ryu.readthedocs.io/en/latest/app/ofctl_rest.html" text:style-name="Internet_20_link" text:visited-style-name="Visited_20_Internet_20_Link"><text:span text:style-name="Internet_20_link"><text:span text:style-name="T11">html</text:span></text:span></text:a><text:span text:style-name="T6"> </text:span></text:p>
      <text:p text:style-name="P15"/>
      <text:p text:style-name="P16"><text:span text:style-name="T2">(Α) Να βρεθούν και να καταγραφούν τα </text:span><text:span text:style-name="T7">flows</text:span><text:span text:style-name="T2"> στο </text:span><text:span text:style-name="T7">OpenFlow</text:span><text:span text:style-name="T2"> </text:span><text:span text:style-name="T7">table</text:span><text:span text:style-name="T2"> του </text:span><text:span text:style-name="T7">switch</text:span><text:span text:style-name="T2">.</text:span></text:p>
      <text:p text:style-name="P16"><text:span text:style-name="T2"/></text:p>
      <text:p text:style-name="P81"><text:span text:style-name="T13">GET 127.0.0.1:8080/stats/flow/1</text:span></text:p>
      <text:p text:style-name="P81"><text:span text:style-name="T13">{</text:span></text:p>
      <text:p text:style-name="P81"><text:span text:style-name="T13"><text:s text:c="4"/>"1": [</text:span></text:p>
      <text:p text:style-name="P81"><text:span text:style-name="T13"><text:s text:c="8"/>{</text:span></text:p>
      <text:p text:style-name="P81"><text:span text:style-name="T13"><text:s text:c="12"/></text:span><text:span text:style-name="T26">"actions":</text:span><text:span text:style-name="T13"> [</text:span></text:p>
      <text:p text:style-name="P81"><text:span text:style-name="T13"><text:s text:c="16"/>"OUTPUT:2"</text:span></text:p>
      <text:p text:style-name="P81"><text:span text:style-name="T13"><text:s text:c="12"/>],</text:span></text:p>
      <text:p text:style-name="P81"><text:span text:style-name="T13"><text:s text:c="12"/>"idle_timeout": 0,</text:span></text:p>
      <text:p text:style-name="P81"><text:span text:style-name="T13"><text:s text:c="12"/>"cookie": 0,</text:span></text:p>
      <text:p text:style-name="P81"><text:span text:style-name="T13"><text:s text:c="12"/>"packet_count": 7,</text:span></text:p>
      <text:p text:style-name="P81"><text:span text:style-name="T13"><text:s text:c="12"/>"hard_timeout": 0,</text:span></text:p>
      <text:p text:style-name="P81"><text:span text:style-name="T13"><text:s text:c="12"/>"byte_count": 518,</text:span></text:p>
      <text:p text:style-name="P81"><text:span text:style-name="T13"><text:s text:c="12"/>"duration_sec": 12555,</text:span></text:p>
      <text:p text:style-name="P81"><text:span text:style-name="T13"><text:s text:c="12"/>"duration_nsec": 576000000,</text:span></text:p>
      <text:p text:style-name="P81"><text:span text:style-name="T13"><text:s text:c="12"/>"priority": 32768,</text:span></text:p>
      <text:p text:style-name="P81"><text:span text:style-name="T13"><text:s text:c="12"/>"length": 96,</text:span></text:p>
      <text:p text:style-name="P81"><text:span text:style-name="T13"><text:s text:c="12"/>"flags": 1,</text:span></text:p>
      <text:p text:style-name="P81"><text:span text:style-name="T13"><text:s text:c="12"/>"table_id": 0,</text:span></text:p>
      <text:p text:style-name="P81"><text:span text:style-name="T13"><text:s text:c="12"/></text:span><text:span text:style-name="T26">"match":</text:span><text:span text:style-name="T13"> {</text:span></text:p>
      <text:p text:style-name="P81"><text:span text:style-name="T13"><text:s text:c="16"/>"dl_dst": "00:00:00:00:00:02",</text:span></text:p>
      <text:p text:style-name="P81"><text:span text:style-name="T13"><text:s text:c="16"/>"in_port": 3</text:span></text:p>
      <text:p text:style-name="P81"><text:span text:style-name="T13"><text:s text:c="12"/>}</text:span></text:p>
      <text:p text:style-name="P81"><text:span text:style-name="T13"><text:s text:c="8"/>},</text:span></text:p>
      <text:p text:style-name="P82"><text:span text:style-name="T13"><text:s text:c="8"/>{</text:span></text:p>
      <text:p text:style-name="P81"><text:span text:style-name="T13"><text:s text:c="12"/></text:span><text:span text:style-name="T26">"actions"</text:span><text:span text:style-name="T13">: [</text:span></text:p>
      <text:p text:style-name="P81"><text:span text:style-name="T13"><text:s text:c="16"/>"OUTPUT:1"</text:span></text:p>
      <text:p text:style-name="P81"><text:span text:style-name="T13"><text:s text:c="12"/>],</text:span></text:p>
      <text:p text:style-name="P81"><text:span text:style-name="T13"><text:s text:c="12"/>"idle_timeout": 0,</text:span></text:p>
      <text:p text:style-name="P81"><text:span text:style-name="T13"><text:s text:c="12"/>"cookie": 0,</text:span></text:p>
      <text:p text:style-name="P81"><text:span text:style-name="T13"><text:s text:c="12"/>"packet_count": 19,</text:span></text:p>
      <text:p text:style-name="P81"><text:span text:style-name="T13"><text:s text:c="12"/>"hard_timeout": 0,</text:span></text:p>
      <text:p text:style-name="P81"><text:span text:style-name="T13"><text:s text:c="12"/>"byte_count": 1526,</text:span></text:p>
      <text:p text:style-name="P81"><text:span text:style-name="T13"><text:s text:c="12"/>"duration_sec": 14119,</text:span></text:p>
      <text:p text:style-name="P81"><text:span text:style-name="T13"><text:s text:c="12"/>"duration_nsec": 649000000,</text:span></text:p>
      <text:p text:style-name="P81"><text:span text:style-name="T13"><text:s text:c="12"/>"priority": 32768,</text:span></text:p>
      <text:p text:style-name="P81"><text:span text:style-name="T13"><text:s text:c="12"/>"length": 96,</text:span></text:p>
      <text:p text:style-name="P81"><text:span text:style-name="T13"><text:s text:c="12"/>"flags": 1,</text:span></text:p>
      <text:p text:style-name="P81"><text:span text:style-name="T13"><text:s text:c="12"/>"table_id": 0,</text:span></text:p>
      <text:p text:style-name="P81"><text:span text:style-name="T13"><text:s text:c="12"/></text:span><text:span text:style-name="T26">"match":</text:span><text:span text:style-name="T13"> {</text:span></text:p>
      <text:p text:style-name="P81"><text:span text:style-name="T13"><text:s text:c="16"/>"dl_dst": "00:00:00:00:00:01",</text:span></text:p>
      <text:p text:style-name="P81"><text:span text:style-name="T13"><text:s text:c="16"/>"in_port": 2</text:span></text:p>
      <text:p text:style-name="P81"><text:span text:style-name="T13"><text:s text:c="12"/>}</text:span></text:p>
      <text:p text:style-name="P81"><text:span text:style-name="T13"><text:s text:c="8"/>},</text:span></text:p>
      <text:p text:style-name="P81"><text:span text:style-name="T13"><text:s text:c="8"/>{</text:span></text:p>
      <text:p text:style-name="P81"><text:span text:style-name="T13"><text:s text:c="12"/></text:span><text:span text:style-name="T26">"actions":</text:span><text:span text:style-name="T13"> [</text:span></text:p>
      <text:p text:style-name="P81"><text:span text:style-name="T13"><text:s text:c="16"/>"OUTPUT:1"</text:span></text:p>
      <text:p text:style-name="P81"><text:span text:style-name="T13"><text:s text:c="12"/>],</text:span></text:p>
      <text:p text:style-name="P81"><text:span text:style-name="T13"><text:s text:c="12"/>"idle_timeout": 0,</text:span></text:p>
      <text:p text:style-name="P81"><text:span text:style-name="T13"><text:s text:c="12"/>"cookie": 0,</text:span></text:p>
      <text:p text:style-name="P81"><text:span text:style-name="T13"><text:s text:c="12"/>"packet_count": 7,</text:span></text:p>
      <text:p text:style-name="P81"><text:span text:style-name="T13"><text:s text:c="12"/>"hard_timeout": 0,</text:span></text:p>
      <text:p text:style-name="P81"><text:span text:style-name="T13"><text:s text:c="12"/>"byte_count": 518,</text:span></text:p>
      <text:p text:style-name="P81"><text:span text:style-name="T13"><text:s text:c="12"/>"duration_sec": 12555,</text:span></text:p>
      <text:p text:style-name="P81"><text:span text:style-name="T13"><text:s text:c="12"/>"duration_nsec": 605000000,</text:span></text:p>
      <text:p text:style-name="P81"><text:span text:style-name="T13"><text:s text:c="12"/>"priority": 32768,</text:span></text:p>
      <text:p text:style-name="P81"><text:span text:style-name="T13"><text:s text:c="12"/>"length": 96,</text:span></text:p>
      <text:p text:style-name="P81"><text:span text:style-name="T13"><text:s text:c="12"/>"flags": 1,</text:span></text:p>
      <text:p text:style-name="P81"><text:span text:style-name="T13"><text:s text:c="12"/>"table_id": 0,</text:span></text:p>
      <text:p text:style-name="P81"><text:span text:style-name="T13"><text:s text:c="12"/></text:span><text:span text:style-name="T26">"match":</text:span><text:span text:style-name="T13"> {</text:span></text:p>
      <text:p text:style-name="P81"><text:span text:style-name="T13"><text:s text:c="16"/>"dl_dst": "00:00:00:00:00:01",</text:span></text:p>
      <text:p text:style-name="P81"><text:span text:style-name="T13"><text:s text:c="16"/>"in_port": 3</text:span></text:p>
      <text:p text:style-name="P81"><text:span text:style-name="T13"><text:s text:c="12"/>}</text:span></text:p>
      <text:p text:style-name="P81"><text:span text:style-name="T13"><text:s text:c="8"/>},</text:span></text:p>
      <text:p text:style-name="P82"><text:span text:style-name="T13"><text:s text:c="8"/>{</text:span></text:p>
      <text:p text:style-name="P81"><text:span text:style-name="T13"><text:s text:c="12"/></text:span><text:span text:style-name="T26">"actions":</text:span><text:span text:style-name="T13"> [</text:span></text:p>
      <text:p text:style-name="P81"><text:span text:style-name="T13"><text:s text:c="16"/>"OUTPUT:3"</text:span></text:p>
      <text:p text:style-name="P81"><text:span text:style-name="T13"><text:s text:c="12"/>],</text:span></text:p>
      <text:p text:style-name="P81"><text:span text:style-name="T13"><text:s text:c="12"/>"idle_timeout": 0,</text:span></text:p>
      <text:p text:style-name="P81"><text:span text:style-name="T13"><text:s text:c="12"/>"cookie": 0,</text:span></text:p>
      <text:p text:style-name="P81"><text:span text:style-name="T13"><text:s text:c="12"/>"packet_count": 6,</text:span></text:p>
      <text:p text:style-name="P81"><text:span text:style-name="T13"><text:s text:c="12"/>"hard_timeout": 0,</text:span></text:p>
      <text:p text:style-name="P81"><text:span text:style-name="T13"><text:s text:c="12"/>"byte_count": 420,</text:span></text:p>
      <text:p text:style-name="P81"><text:span text:style-name="T13"><text:s text:c="12"/>"duration_sec": 12555,</text:span></text:p>
      <text:p text:style-name="P81"><text:span text:style-name="T13"><text:s text:c="12"/>"duration_nsec": 570000000,</text:span></text:p>
      <text:p text:style-name="P81"><text:span text:style-name="T13"><text:s text:c="12"/>"priority": 32768,</text:span></text:p>
      <text:p text:style-name="P81"><text:span text:style-name="T13"><text:s text:c="12"/>"length": 96,</text:span></text:p>
      <text:p text:style-name="P81"><text:span text:style-name="T13"><text:s text:c="12"/>"flags": 1,</text:span></text:p>
      <text:p text:style-name="P81"><text:span text:style-name="T13"><text:s text:c="12"/>"table_id": 0,</text:span></text:p>
      <text:p text:style-name="P81"><text:span text:style-name="T13"><text:s text:c="12"/></text:span><text:span text:style-name="T26">"match":</text:span><text:span text:style-name="T13"> {</text:span></text:p>
      <text:p text:style-name="P81"><text:span text:style-name="T13"><text:s text:c="16"/>"dl_dst": "00:00:00:00:00:03",</text:span></text:p>
      <text:p text:style-name="P81"><text:span text:style-name="T13"><text:s text:c="16"/>"in_port": 2</text:span></text:p>
      <text:p text:style-name="P81"><text:span text:style-name="T13"><text:s text:c="12"/>}</text:span></text:p>
      <text:p text:style-name="P81"><text:span text:style-name="T13"><text:s text:c="8"/>},</text:span></text:p>
      <text:p text:style-name="P81"><text:span text:style-name="T13"><text:s text:c="8"/>{</text:span></text:p>
      <text:p text:style-name="P81"><text:span text:style-name="T13"><text:s text:c="12"/></text:span><text:span text:style-name="T26">"actions":</text:span><text:span text:style-name="T13"> [</text:span></text:p>
      <text:p text:style-name="P81"><text:span text:style-name="T13"><text:s text:c="16"/>"OUTPUT:3"</text:span></text:p>
      <text:p text:style-name="P81"><text:span text:style-name="T13"><text:s text:c="12"/>],</text:span></text:p>
      <text:p text:style-name="P81"><text:span text:style-name="T13"><text:s text:c="12"/>"idle_timeout": 0,</text:span></text:p>
      <text:p text:style-name="P81"><text:span text:style-name="T13"><text:s text:c="12"/>"cookie": 0,</text:span></text:p>
      <text:p text:style-name="P81"><text:span text:style-name="T13"><text:s text:c="12"/>"packet_count": 6,</text:span></text:p>
      <text:p text:style-name="P81"><text:span text:style-name="T13"><text:s text:c="12"/>"hard_timeout": 0,</text:span></text:p>
      <text:p text:style-name="P81"><text:span text:style-name="T13"><text:s text:c="12"/>"byte_count": 420,</text:span></text:p>
      <text:p text:style-name="P81"><text:span text:style-name="T13"><text:s text:c="12"/>"duration_sec": 12555,</text:span></text:p>
      <text:p text:style-name="P81"><text:span text:style-name="T13"><text:s text:c="12"/>"duration_nsec": 599000000,</text:span></text:p>
      <text:p text:style-name="P81"><text:span text:style-name="T13"><text:s text:c="12"/>"priority": 32768,</text:span></text:p>
      <text:p text:style-name="P81"><text:span text:style-name="T13"><text:s text:c="12"/>"length": 96,</text:span></text:p>
      <text:p text:style-name="P81"><text:span text:style-name="T13"><text:s text:c="12"/>"flags": 1,</text:span></text:p>
      <text:p text:style-name="P81"><text:span text:style-name="T13"><text:s text:c="12"/>"table_id": 0,</text:span></text:p>
      <text:p text:style-name="P81"><text:span text:style-name="T13"><text:s text:c="12"/></text:span><text:span text:style-name="T26">"match":</text:span><text:span text:style-name="T13"> {</text:span></text:p>
      <text:p text:style-name="P81"><text:span text:style-name="T13"><text:s text:c="16"/>"dl_dst": "00:00:00:00:00:03",</text:span></text:p>
      <text:p text:style-name="P81"><text:span text:style-name="T13"><text:s text:c="16"/>"in_port": 1</text:span></text:p>
      <text:p text:style-name="P81"><text:span text:style-name="T13"><text:s text:c="12"/>}</text:span></text:p>
      <text:p text:style-name="P81"><text:span text:style-name="T13"><text:s text:c="8"/>},</text:span></text:p>
      <text:p text:style-name="P82"><text:span text:style-name="T13"><text:s text:c="8"/>{</text:span></text:p>
      <text:p text:style-name="P81"><text:span text:style-name="T13"><text:s text:c="12"/></text:span><text:span text:style-name="T26">"actions":</text:span><text:span text:style-name="T13"> [</text:span></text:p>
      <text:p text:style-name="P81"><text:span text:style-name="T13"><text:s text:c="16"/>"OUTPUT:2"</text:span></text:p>
      <text:p text:style-name="P81"><text:span text:style-name="T13"><text:s text:c="12"/>],</text:span></text:p>
      <text:p text:style-name="P81"><text:span text:style-name="T13"><text:s text:c="12"/>"idle_timeout": 0,</text:span></text:p>
      <text:p text:style-name="P81"><text:span text:style-name="T13"><text:s text:c="12"/>"cookie": 0,</text:span></text:p>
      <text:p text:style-name="P81"><text:span text:style-name="T13"><text:s text:c="12"/>"packet_count": 18,</text:span></text:p>
      <text:p text:style-name="P81"><text:span text:style-name="T13"><text:s text:c="12"/>"hard_timeout": 0,</text:span></text:p>
      <text:p text:style-name="P81"><text:span text:style-name="T13"><text:s text:c="12"/>"byte_count": 1428,</text:span></text:p>
      <text:p text:style-name="P81"><text:span text:style-name="T13"><text:s text:c="12"/>"duration_sec": 14119,</text:span></text:p>
      <text:p text:style-name="P81"><text:span text:style-name="T13"><text:s text:c="12"/>"duration_nsec": 641000000,</text:span></text:p>
      <text:p text:style-name="P81"><text:span text:style-name="T13"><text:s text:c="12"/>"priority": 32768,</text:span></text:p>
      <text:p text:style-name="P81"><text:span text:style-name="T13"><text:s text:c="12"/>"length": 96,</text:span></text:p>
      <text:p text:style-name="P81"><text:span text:style-name="T13"><text:s text:c="12"/>"flags": 1,</text:span></text:p>
      <text:p text:style-name="P81"><text:span text:style-name="T13"><text:s text:c="12"/>"table_id": 0,</text:span></text:p>
      <text:p text:style-name="P81"><text:span text:style-name="T13"><text:s text:c="12"/></text:span><text:span text:style-name="T26">"match":</text:span><text:span text:style-name="T13"> {</text:span></text:p>
      <text:p text:style-name="P81"><text:span text:style-name="T13"><text:s text:c="16"/>"dl_dst": "00:00:00:00:00:02",</text:span></text:p>
      <text:p text:style-name="P81"><text:span text:style-name="T13"><text:s text:c="16"/>"in_port": 1</text:span></text:p>
      <text:p text:style-name="P81"><text:span text:style-name="T13"><text:s text:c="12"/>}</text:span></text:p>
      <text:p text:style-name="P81"><text:span text:style-name="T13"><text:s text:c="8"/>}</text:span></text:p>
      <text:p text:style-name="P81"><text:span text:style-name="T13"><text:s text:c="4"/>]</text:span></text:p>
      <text:p text:style-name="P81"><text:span text:style-name="T13">}</text:span></text:p>
      <text:p text:style-name="P16"><text:span text:style-name="T2"/></text:p>
      <text:p text:style-name="P16"><text:span text:style-name="T2">(</text:span><text:span text:style-name="T7">B</text:span><text:span text:style-name="T2">) Να εγκατασταθεί κανόνας που να απαγορεύει την επικοινωνία μεταξύ των </text:span><text:span text:style-name="T7">h</text:span><text:span text:style-name="T2">1και </text:span><text:span text:style-name="T7">h</text:span><text:span text:style-name="T2">3 για 30 δευτερόλεπτα ανεξάρτητα από το αν υπάρχει ανταλλαγή πακέτων μεταξύ τους (</text:span><text:span text:style-name="T3">Προσοχή</text:span><text:span text:style-name="T2"> στα πεδία </text:span><text:span text:style-name="T7">priority</text:span><text:span text:style-name="T2">, </text:span><text:span text:style-name="T7">timeouts</text:span><text:span text:style-name="T2">, πεδίο </text:span><text:span text:style-name="T7">action</text:span><text:span text:style-name="T2"> που θα χρησιμοποιήσετε).</text:span></text:p>
      <text:p text:style-name="P14"/>
      <text:p text:style-name="P78"><text:span text:style-name="T13">curl -X POST -d $(cat </text:span><text:span text:style-name="T22">~/lab5_ryu/lab5_6B.txt</text:span><text:span text:style-name="T13">) 127.0.0.1:8080/stats/flowentry/add</text:span></text:p>
      <text:p text:style-name="P75"/>
      <text:p text:style-name="P76"/>
      <text:p text:style-name="P79">WHY THIS HAPPENS?</text:p>
      <text:p text:style-name="P77">mininet&gt; h1 ping -c3 c0</text:p>
      <text:p text:style-name="P77">*** defaultIntf: warning: c0 has no interfaces</text:p>
      <text:p text:style-name="P77">--------------------------------------------------------------------------------</text:p>
      <text:p text:style-name="P77">Caught exception. Cleaning up...</text:p>
      <text:p text:style-name="P77"/>
      <text:p text:style-name="P77">AttributeError: 'NoneType' object has no attribute 'updateIP'</text:p>
      <text:p text:style-name="P77">--------------------------------------------------------------------------------</text:p>
      <text:p text:style-name="P77">*** Removing excess controllers/ofprotocols/ofdatapaths/pings/noxes</text:p>
      <text:p text:style-name="P77">killall controller ofprotocol ofdatapath ping nox_core lt-nox_core ovs-openflowd ovs-controller udpbwtest mnexec ivs 2&gt; /dev/null <text:s text:c="79"/></text:p>
      <text:p text:style-name="P77">killall -9 controller ofprotocol ofdatapath ping nox_core lt-nox_core ovs-openflowd ovs-controller udpbwtest mnexec ivs 2&gt; /dev/null <text:s text:c="76"/></text:p>
      <text:p text:style-name="P77">pkill -9 -f "sudo mnexec"</text:p>
      <text:p text:style-name="P77">*** Removing junk from /tmp</text:p>
      <text:p text:style-name="P77">rm -f /tmp/vconn* /tmp/vlogs* /tmp/*.out /tmp/*.log</text:p>
      <text:p text:style-name="P77">*** Removing old X11 tunnels</text:p>
      <text:p text:style-name="P77">*** Removing excess kernel datapaths</text:p>
      <text:p text:style-name="P77">ps ax | egrep -o 'dp[0-9]+' | sed 's/dp/nl:/'</text:p>
      <text:p text:style-name="P77">*** <text:s/>Removing OVS datapaths</text:p>
      <text:p text:style-name="P77">ovs-vsctl --timeout=1 list-br</text:p>
      <text:p text:style-name="P77">ovs-vsctl --if-exists del-br s1</text:p>
      <text:p text:style-name="P77">ovs-vsctl --timeout=1 list-br</text:p>
      <text:p text:style-name="P77">*** Removing all links of the pattern foo-ethX</text:p>
      <text:p text:style-name="P77">ip link show | egrep -o '([-_.[:alnum:]]+-eth[[:digit:]]+)'</text:p>
      <text:p text:style-name="P77">( ip link del s1-eth1;ip link del s1-eth2;ip link del s1-eth3 ) 2&gt; /dev/null</text:p>
      <text:p text:style-name="P77">ip link show</text:p>
      <text:p text:style-name="P77">*** Killing stale mininet node processes</text:p>
      <text:p text:style-name="P77">pkill -9 -f mininet:</text:p>
      <text:p text:style-name="P77">*** Shutting down stale tunnels</text:p>
      <text:p text:style-name="P77">pkill -9 -f Tunnel=Ethernet</text:p>
      <text:p text:style-name="P77">pkill -9 -f .ssh/mn</text:p>
      <text:p text:style-name="P77">rm -f ~/.ssh/mn/*</text:p>
      <text:p text:style-name="P77">*** Cleanup comple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onospace" svg:font-family="monospace"/>
    <style:font-face style:name="Courier New" svg:font-family="'Courier New'" style:font-family-generic="modern"/>
    <style:font-face style:name="FreeSans1" svg:font-family="FreeSans" style:font-family-generic="swiss"/>
    <style:font-face style:name="MonoSPACE" svg:font-family="MonoSPACE" style:font-pitch="fixed"/>
    <style:font-face style:name="Monospace" svg:font-family="Monospace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text-autospace="none" style:punctuation-wrap="simple" style:vertical-align="baseline" style:writing-mode="lr-tb"/>
      <style:text-properties style:use-window-font-color="true" style:font-name="Verdana" fo:font-family="Verdana" style:font-family-generic="swiss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Verdana" style:font-family-complex="Verdana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style:text-autospace="ideograph-alpha" style:punctuation-wrap="hanging" style:vertical-align="auto"/>
      <style:text-properties style:font-name="Times New Roman" fo:font-family="'Times New Roman'" style:font-family-generic="roman" style:font-pitch="variable" fo:font-size="12pt" fo:language="el" fo:country="GR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in" loext:contextual-spacing="false" fo:line-height="150%" fo:text-align="justify" style:justify-single-word="false" fo:keep-with-next="always" style:text-autospace="ideograph-alpha" style:punctuation-wrap="hanging" style:vertical-align="auto"/>
      <style:text-properties style:font-name="Times New Roman" fo:font-family="'Times New Roman'" style:font-family-generic="roman" style:font-pitch="variable" fo:font-size="12pt" fo:language="el" fo:country="GR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Cambria" style:font-family-complex="Cambria" style:font-family-generic-complex="roman" style:font-pitch-complex="variable" style:font-size-complex="14pt" style:font-style-complex="italic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TML_20_Preformatted" style:display-name="HTML Preformatted" style:family="paragraph" style:parent-style-name="Standard">
      <style:paragraph-properties fo:text-align="start" style:justify-single-word="false" style:text-autospace="ideograph-alpha" style:punctuation-wrap="hanging" style:vertical-align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fo:language="el" fo:country="GR" style:font-size-asian="10pt" style:font-name-complex="Courier New" style:font-family-complex="'Courier New'" style:font-family-generic-complex="modern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fo:font-size="12pt" fo:font-style="normal" fo:font-weight="normal" style:font-size-asian="12pt" style:font-style-asian="normal" style:font-weight-asian="norma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color="#000000" fo:language="en" fo:country="US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1z0" style:family="text"/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Times New Roman" fo:font-family="'Times New Roman'" style:font-family-generic="roman" style:font-pitch="variable" fo:language="el" fo:country="GR" style:font-name-complex="Times New Roman" style:font-family-complex="'Times New Roman'" style:font-family-generic-complex="roman" style:font-pitch-complex="variable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St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language="en" fo:country="GB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 " style:num-format="1" text:start-value="2">
        <style:list-level-properties text:list-level-position-and-space-mode="label-alignment">
          <style:list-level-label-alignment text:label-followed-by="listtab" text:list-tab-stop-position="0.2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17z5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17z5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9016in" fo:text-indent="-0.25in" fo:margin-left="0.9016in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1.4016in" fo:text-indent="-0.1252in" fo:margin-left="1.4016in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1.9016in" fo:text-indent="-0.25in" fo:margin-left="1.9016in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16in" fo:text-indent="-0.25in" fo:margin-left="2.4016in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2.9016in" fo:text-indent="-0.1252in" fo:margin-left="2.9016in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3.4016in" fo:text-indent="-0.25in" fo:margin-left="3.4016in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9016in" fo:text-indent="-0.25in" fo:margin-left="3.9016in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4.4016in" fo:text-indent="-0.1252in" fo:margin-left="4.401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)" style:num-format="1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48in" fo:margin-right="1.248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dc:subject/>
    <meta:keyword/>
    <meta:initial-creator>SYSTEM ADMINISTRATOR</meta:initial-creator>
    <meta:creation-date>2014-01-16T18:04:00</meta:creation-date>
    <dc:date>2018-11-26T19:40:28.045389553</dc:date>
    <meta:print-date>2010-12-21T13:28:00</meta:print-date>
    <meta:editing-cycles>161</meta:editing-cycles>
    <meta:editing-duration>PT11H57M16S</meta:editing-duration>
    <meta:generator>LibreOffice/6.1.3.2$Linux_X86_64 LibreOffice_project/10$Build-2</meta:generator>
    <meta:document-statistic meta:table-count="0" meta:image-count="0" meta:object-count="0" meta:page-count="13" meta:paragraph-count="347" meta:word-count="1794" meta:character-count="18844" meta:non-whitespace-character-count="14108"/>
  </office:meta>
</office:document-meta>
</file>